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319" style:family="table">
      <style:table-properties style:width="6.3in" table:align="left" style:writing-mode="lr-tb"/>
    </style:style>
    <style:style style:name="Table319.A" style:family="table-column">
      <style:table-column-properties style:column-width="6.3in"/>
    </style:style>
    <style:style style:name="Table319.1" style:family="table-row">
      <style:table-row-properties fo:keep-together="auto"/>
    </style:style>
    <style:style style:name="Table319.A1" style:family="table-cell">
      <style:table-cell-properties style:vertical-align="middle" fo:background-color="#bbffbb" fo:padding="0in" fo:border="none" style:writing-mode="lr-tb">
        <style:background-image/>
      </style:table-cell-properties>
    </style:style>
    <style:style style:name="Table320" style:family="table">
      <style:table-properties style:width="6.3in" table:align="left" style:writing-mode="lr-tb"/>
    </style:style>
    <style:style style:name="Table320.A" style:family="table-column">
      <style:table-column-properties style:column-width="6.3in"/>
    </style:style>
    <style:style style:name="Table320.1" style:family="table-row">
      <style:table-row-properties fo:keep-together="auto"/>
    </style:style>
    <style:style style:name="Table320.A1" style:family="table-cell">
      <style:table-cell-properties style:vertical-align="middle" fo:background-color="#bbffbb" fo:padding="0in" fo:border="none" style:writing-mode="lr-tb">
        <style:background-image/>
      </style:table-cell-properties>
    </style:style>
    <style:style style:name="Table321" style:family="table">
      <style:table-properties style:width="6.3in" table:align="left" style:writing-mode="lr-tb"/>
    </style:style>
    <style:style style:name="Table321.A" style:family="table-column">
      <style:table-column-properties style:column-width="6.3in"/>
    </style:style>
    <style:style style:name="Table321.1" style:family="table-row">
      <style:table-row-properties fo:keep-together="auto"/>
    </style:style>
    <style:style style:name="Table321.A1" style:family="table-cell">
      <style:table-cell-properties style:vertical-align="middle" fo:background-color="#7a5ada" fo:padding="0in" fo:border="none" style:writing-mode="lr-tb">
        <style:background-image/>
      </style:table-cell-properties>
    </style:style>
    <style:style style:name="Table321.A2" style:family="table-cell">
      <style:table-cell-properties style:vertical-align="middle" fo:background-color="#eeeeff" fo:padding="0in" fo:border="none" style:writing-mode="lr-tb">
        <style:background-image/>
      </style:table-cell-properties>
    </style:style>
    <style:style style:name="Table322" style:family="table">
      <style:table-properties style:width="6.3in" table:align="left" style:writing-mode="lr-tb"/>
    </style:style>
    <style:style style:name="Table322.A" style:family="table-column">
      <style:table-column-properties style:column-width="6.3in"/>
    </style:style>
    <style:style style:name="Table322.1" style:family="table-row">
      <style:table-row-properties fo:keep-together="auto"/>
    </style:style>
    <style:style style:name="Table322.A1" style:family="table-cell">
      <style:table-cell-properties style:vertical-align="middle" fo:background-color="#7a5ada" fo:padding="0in" fo:border="none" style:writing-mode="lr-tb">
        <style:background-image/>
      </style:table-cell-properties>
    </style:style>
    <style:style style:name="Table322.A2" style:family="table-cell">
      <style:table-cell-properties style:vertical-align="middle" fo:background-color="#eeeeff" fo:padding="0in" fo:border="none" style:writing-mode="lr-tb">
        <style:background-image/>
      </style:table-cell-properties>
    </style:style>
    <style:style style:name="Table323" style:family="table">
      <style:table-properties style:width="6.3in" table:align="left" style:writing-mode="lr-tb"/>
    </style:style>
    <style:style style:name="Table323.A" style:family="table-column">
      <style:table-column-properties style:column-width="6.3in"/>
    </style:style>
    <style:style style:name="Table323.1" style:family="table-row">
      <style:table-row-properties fo:keep-together="auto"/>
    </style:style>
    <style:style style:name="Table323.A1" style:family="table-cell">
      <style:table-cell-properties style:vertical-align="middle" fo:background-color="#bbffbb" fo:padding="0in" fo:border="none" style:writing-mode="lr-tb">
        <style:background-image/>
      </style:table-cell-properties>
    </style:style>
    <style:style style:name="Table324" style:family="table">
      <style:table-properties style:width="6.3in" table:align="left" style:writing-mode="lr-tb"/>
    </style:style>
    <style:style style:name="Table324.A" style:family="table-column">
      <style:table-column-properties style:column-width="6.3in"/>
    </style:style>
    <style:style style:name="Table324.1" style:family="table-row">
      <style:table-row-properties fo:keep-together="auto"/>
    </style:style>
    <style:style style:name="Table324.A1" style:family="table-cell">
      <style:table-cell-properties style:vertical-align="middle" fo:background-color="#bbffbb" fo:padding="0in" fo:border="none" style:writing-mode="lr-tb">
        <style:background-image/>
      </style:table-cell-properties>
    </style:style>
    <style:style style:name="Table325" style:family="table">
      <style:table-properties style:width="6.3in" table:align="left" style:writing-mode="lr-tb"/>
    </style:style>
    <style:style style:name="Table325.A" style:family="table-column">
      <style:table-column-properties style:column-width="6.3in"/>
    </style:style>
    <style:style style:name="Table325.1" style:family="table-row">
      <style:table-row-properties fo:keep-together="auto"/>
    </style:style>
    <style:style style:name="Table325.A1" style:family="table-cell">
      <style:table-cell-properties style:vertical-align="middle" fo:background-color="#7a5ada" fo:padding="0in" fo:border="none" style:writing-mode="lr-tb">
        <style:background-image/>
      </style:table-cell-properties>
    </style:style>
    <style:style style:name="Table325.A2" style:family="table-cell">
      <style:table-cell-properties style:vertical-align="middle" fo:background-color="#eeeeff" fo:padding="0in" fo:border="none" style:writing-mode="lr-tb">
        <style:background-image/>
      </style:table-cell-properties>
    </style:style>
    <style:style style:name="Table326" style:family="table">
      <style:table-properties style:width="6.3in" table:align="left" style:writing-mode="lr-tb"/>
    </style:style>
    <style:style style:name="Table326.A" style:family="table-column">
      <style:table-column-properties style:column-width="6.3in"/>
    </style:style>
    <style:style style:name="Table326.1" style:family="table-row">
      <style:table-row-properties fo:keep-together="auto"/>
    </style:style>
    <style:style style:name="Table326.A1" style:family="table-cell">
      <style:table-cell-properties style:vertical-align="middle" fo:background-color="#ffffbb" fo:padding="0in" fo:border="none" style:writing-mode="lr-tb">
        <style:background-image/>
      </style:table-cell-properties>
    </style:style>
    <style:style style:name="Table327" style:family="table">
      <style:table-properties style:width="6.3in" table:align="left" style:writing-mode="lr-tb"/>
    </style:style>
    <style:style style:name="Table327.A" style:family="table-column">
      <style:table-column-properties style:column-width="6.3in"/>
    </style:style>
    <style:style style:name="Table327.1" style:family="table-row">
      <style:table-row-properties fo:keep-together="auto"/>
    </style:style>
    <style:style style:name="Table327.A1" style:family="table-cell">
      <style:table-cell-properties style:vertical-align="middle" fo:background-color="#7a5ada" fo:padding="0in" fo:border="none" style:writing-mode="lr-tb">
        <style:background-image/>
      </style:table-cell-properties>
    </style:style>
    <style:style style:name="Table327.A2" style:family="table-cell">
      <style:table-cell-properties style:vertical-align="middle" fo:background-color="#eeeeff" fo:padding="0in" fo:border="none" style:writing-mode="lr-tb">
        <style:background-image/>
      </style:table-cell-properties>
    </style:style>
    <style:style style:name="Table328" style:family="table">
      <style:table-properties style:width="6.3625in" fo:margin-left="-0.0313in" table:align="left" style:writing-mode="lr-tb"/>
    </style:style>
    <style:style style:name="Table328.A" style:family="table-column">
      <style:table-column-properties style:column-width="2.2299in"/>
    </style:style>
    <style:style style:name="Table328.B" style:family="table-column">
      <style:table-column-properties style:column-width="4.1326in"/>
    </style:style>
    <style:style style:name="Table328.1" style:family="table-row">
      <style:table-row-properties fo:keep-together="auto"/>
    </style:style>
    <style:style style:name="Table328.A1" style:family="table-cell">
      <style:table-cell-properties style:vertical-align="middle" fo:padding="0.0104in" fo:border="none" style:writing-mode="lr-tb"/>
    </style:style>
    <style:style style:name="Table329" style:family="table">
      <style:table-properties style:width="6.3in" table:align="left" style:writing-mode="lr-tb"/>
    </style:style>
    <style:style style:name="Table329.A" style:family="table-column">
      <style:table-column-properties style:column-width="6.3in"/>
    </style:style>
    <style:style style:name="Table329.1" style:family="table-row">
      <style:table-row-properties fo:keep-together="auto"/>
    </style:style>
    <style:style style:name="Table329.A1" style:family="table-cell">
      <style:table-cell-properties style:vertical-align="middle" fo:background-color="#7a5ada" fo:padding="0in" fo:border="none" style:writing-mode="lr-tb">
        <style:background-image/>
      </style:table-cell-properties>
    </style:style>
    <style:style style:name="Table329.A2" style:family="table-cell">
      <style:table-cell-properties style:vertical-align="middle" fo:background-color="#eeeeff" fo:padding="0in" fo:border="none" style:writing-mode="lr-tb">
        <style:background-image/>
      </style:table-cell-properties>
    </style:style>
    <style:style style:name="Table330" style:family="table">
      <style:table-properties style:width="6.3in" table:align="left" style:writing-mode="lr-tb"/>
    </style:style>
    <style:style style:name="Table330.A" style:family="table-column">
      <style:table-column-properties style:column-width="6.3in"/>
    </style:style>
    <style:style style:name="Table330.1" style:family="table-row">
      <style:table-row-properties fo:keep-together="auto"/>
    </style:style>
    <style:style style:name="Table330.A1" style:family="table-cell">
      <style:table-cell-properties style:vertical-align="middle" fo:background-color="#bbffbb" fo:padding="0in" fo:border="none" style:writing-mode="lr-tb">
        <style:background-image/>
      </style:table-cell-properties>
    </style:style>
    <style:style style:name="Table331" style:family="table">
      <style:table-properties style:width="6.3in" table:align="left" style:writing-mode="lr-tb"/>
    </style:style>
    <style:style style:name="Table331.A" style:family="table-column">
      <style:table-column-properties style:column-width="6.3in"/>
    </style:style>
    <style:style style:name="Table331.1" style:family="table-row">
      <style:table-row-properties fo:keep-together="auto"/>
    </style:style>
    <style:style style:name="Table331.A1" style:family="table-cell">
      <style:table-cell-properties style:vertical-align="middle" fo:background-color="#ffffbb" fo:padding="0in" fo:border="none" style:writing-mode="lr-tb">
        <style:background-image/>
      </style:table-cell-properties>
    </style:style>
    <style:style style:name="Table332" style:family="table">
      <style:table-properties style:width="6.3in" table:align="left" style:writing-mode="lr-tb"/>
    </style:style>
    <style:style style:name="Table332.A" style:family="table-column">
      <style:table-column-properties style:column-width="6.3in"/>
    </style:style>
    <style:style style:name="Table332.1" style:family="table-row">
      <style:table-row-properties fo:keep-together="auto"/>
    </style:style>
    <style:style style:name="Table332.A1" style:family="table-cell">
      <style:table-cell-properties style:vertical-align="middle" fo:background-color="#bbffbb" fo:padding="0in" fo:border="none" style:writing-mode="lr-tb">
        <style:background-image/>
      </style:table-cell-properties>
    </style:style>
    <style:style style:name="Table333" style:family="table">
      <style:table-properties style:width="6.3625in" fo:margin-left="-0.0313in" table:align="left" style:writing-mode="lr-tb"/>
    </style:style>
    <style:style style:name="Table333.A" style:family="table-column">
      <style:table-column-properties style:column-width="0.5444in"/>
    </style:style>
    <style:style style:name="Table333.B" style:family="table-column">
      <style:table-column-properties style:column-width="5.8181in"/>
    </style:style>
    <style:style style:name="Table333.1" style:family="table-row">
      <style:table-row-properties fo:keep-together="auto"/>
    </style:style>
    <style:style style:name="Table333.A1" style:family="table-cell">
      <style:table-cell-properties style:vertical-align="middle" fo:padding="0.0104in" fo:border="none" style:writing-mode="lr-tb"/>
    </style:style>
    <style:style style:name="Table334" style:family="table">
      <style:table-properties style:width="6.3in" table:align="left" style:writing-mode="lr-tb"/>
    </style:style>
    <style:style style:name="Table334.A" style:family="table-column">
      <style:table-column-properties style:column-width="6.3in"/>
    </style:style>
    <style:style style:name="Table334.1" style:family="table-row">
      <style:table-row-properties fo:keep-together="auto"/>
    </style:style>
    <style:style style:name="Table334.A1" style:family="table-cell">
      <style:table-cell-properties style:vertical-align="middle" fo:background-color="#7a5ada" fo:padding="0in" fo:border="none" style:writing-mode="lr-tb">
        <style:background-image/>
      </style:table-cell-properties>
    </style:style>
    <style:style style:name="Table334.A2" style:family="table-cell">
      <style:table-cell-properties style:vertical-align="middle" fo:background-color="#eeeeff" fo:padding="0in" fo:border="none" style:writing-mode="lr-tb">
        <style:background-image/>
      </style:table-cell-properties>
    </style:style>
    <style:style style:name="Table335" style:family="table">
      <style:table-properties style:width="6.3in" table:align="left" style:writing-mode="lr-tb"/>
    </style:style>
    <style:style style:name="Table335.A" style:family="table-column">
      <style:table-column-properties style:column-width="6.3in"/>
    </style:style>
    <style:style style:name="Table335.1" style:family="table-row">
      <style:table-row-properties fo:keep-together="auto"/>
    </style:style>
    <style:style style:name="Table335.A1" style:family="table-cell">
      <style:table-cell-properties style:vertical-align="middle" fo:background-color="#7a5ada" fo:padding="0in" fo:border="none" style:writing-mode="lr-tb">
        <style:background-image/>
      </style:table-cell-properties>
    </style:style>
    <style:style style:name="Table335.A2" style:family="table-cell">
      <style:table-cell-properties style:vertical-align="middle" fo:background-color="#eeeeff" fo:padding="0in" fo:border="none" style:writing-mode="lr-tb">
        <style:background-image/>
      </style:table-cell-properties>
    </style:style>
    <style:style style:name="Table336" style:family="table">
      <style:table-properties style:width="6.3in" table:align="left" style:writing-mode="lr-tb"/>
    </style:style>
    <style:style style:name="Table336.A" style:family="table-column">
      <style:table-column-properties style:column-width="6.3in"/>
    </style:style>
    <style:style style:name="Table336.1" style:family="table-row">
      <style:table-row-properties fo:keep-together="auto"/>
    </style:style>
    <style:style style:name="Table336.A1" style:family="table-cell">
      <style:table-cell-properties style:vertical-align="middle" fo:background-color="#bbffbb" fo:padding="0in" fo:border="none" style:writing-mode="lr-tb">
        <style:background-image/>
      </style:table-cell-properties>
    </style:style>
    <style:style style:name="Table337" style:family="table">
      <style:table-properties style:width="6.3in" table:align="left" style:writing-mode="lr-tb"/>
    </style:style>
    <style:style style:name="Table337.A" style:family="table-column">
      <style:table-column-properties style:column-width="6.3in"/>
    </style:style>
    <style:style style:name="Table337.1" style:family="table-row">
      <style:table-row-properties fo:keep-together="auto"/>
    </style:style>
    <style:style style:name="Table337.A1" style:family="table-cell">
      <style:table-cell-properties style:vertical-align="middle" fo:background-color="#7a5ada" fo:padding="0in" fo:border="none" style:writing-mode="lr-tb">
        <style:background-image/>
      </style:table-cell-properties>
    </style:style>
    <style:style style:name="Table337.A2" style:family="table-cell">
      <style:table-cell-properties style:vertical-align="middle" fo:background-color="#eeeeff" fo:padding="0in" fo:border="none" style:writing-mode="lr-tb">
        <style:background-image/>
      </style:table-cell-properties>
    </style:style>
    <style:style style:name="Table338" style:family="table">
      <style:table-properties style:width="6.3in" table:align="left" style:writing-mode="lr-tb"/>
    </style:style>
    <style:style style:name="Table338.A" style:family="table-column">
      <style:table-column-properties style:column-width="6.3in"/>
    </style:style>
    <style:style style:name="Table338.1" style:family="table-row">
      <style:table-row-properties fo:keep-together="auto"/>
    </style:style>
    <style:style style:name="Table338.A1" style:family="table-cell">
      <style:table-cell-properties style:vertical-align="middle" fo:background-color="#7a5ada" fo:padding="0in" fo:border="none" style:writing-mode="lr-tb">
        <style:background-image/>
      </style:table-cell-properties>
    </style:style>
    <style:style style:name="Table338.A2" style:family="table-cell">
      <style:table-cell-properties style:vertical-align="middle" fo:background-color="#eeeeff" fo:padding="0in" fo:border="none" style:writing-mode="lr-tb">
        <style:background-image/>
      </style:table-cell-properties>
    </style:style>
    <style:style style:name="Table339" style:family="table">
      <style:table-properties style:width="6.3in" table:align="left" style:writing-mode="lr-tb"/>
    </style:style>
    <style:style style:name="Table339.A" style:family="table-column">
      <style:table-column-properties style:column-width="6.3in"/>
    </style:style>
    <style:style style:name="Table339.1" style:family="table-row">
      <style:table-row-properties fo:keep-together="auto"/>
    </style:style>
    <style:style style:name="Table339.A1" style:family="table-cell">
      <style:table-cell-properties style:vertical-align="middle" fo:background-color="#7a5ada" fo:padding="0in" fo:border="none" style:writing-mode="lr-tb">
        <style:background-image/>
      </style:table-cell-properties>
    </style:style>
    <style:style style:name="Table339.A2" style:family="table-cell">
      <style:table-cell-properties style:vertical-align="middle" fo:background-color="#eeeeff" fo:padding="0in" fo:border="none" style:writing-mode="lr-tb">
        <style:background-image/>
      </style:table-cell-properties>
    </style:style>
    <style:style style:name="Table340" style:family="table">
      <style:table-properties style:width="6.3625in" fo:margin-left="-0.0313in" table:align="left" style:writing-mode="lr-tb"/>
    </style:style>
    <style:style style:name="Table340.A" style:family="table-column">
      <style:table-column-properties style:column-width="0.6285in"/>
    </style:style>
    <style:style style:name="Table340.B" style:family="table-column">
      <style:table-column-properties style:column-width="0.8944in"/>
    </style:style>
    <style:style style:name="Table340.C" style:family="table-column">
      <style:table-column-properties style:column-width="1.8736in"/>
    </style:style>
    <style:style style:name="Table340.D" style:family="table-column">
      <style:table-column-properties style:column-width="2.966in"/>
    </style:style>
    <style:style style:name="Table340.1" style:family="table-row">
      <style:table-row-properties fo:keep-together="auto"/>
    </style:style>
    <style:style style:name="Table340.A1" style:family="table-cell">
      <style:table-cell-properties style:vertical-align="middle" fo:padding="0.0104in" fo:border="none" style:writing-mode="lr-tb"/>
    </style:style>
    <style:style style:name="Table341" style:family="table">
      <style:table-properties style:width="6.3in" table:align="left" style:writing-mode="lr-tb"/>
    </style:style>
    <style:style style:name="Table341.A" style:family="table-column">
      <style:table-column-properties style:column-width="6.3in"/>
    </style:style>
    <style:style style:name="Table341.1" style:family="table-row">
      <style:table-row-properties fo:keep-together="auto"/>
    </style:style>
    <style:style style:name="Table341.A1" style:family="table-cell">
      <style:table-cell-properties style:vertical-align="middle" fo:background-color="#7a5ada" fo:padding="0in" fo:border="none" style:writing-mode="lr-tb">
        <style:background-image/>
      </style:table-cell-properties>
    </style:style>
    <style:style style:name="Table341.A2" style:family="table-cell">
      <style:table-cell-properties style:vertical-align="middle" fo:background-color="#eeeeff" fo:padding="0in" fo:border="none" style:writing-mode="lr-tb">
        <style:background-image/>
      </style:table-cell-properties>
    </style:style>
    <style:style style:name="Table342" style:family="table">
      <style:table-properties style:width="6.3in" table:align="left" style:writing-mode="lr-tb"/>
    </style:style>
    <style:style style:name="Table342.A" style:family="table-column">
      <style:table-column-properties style:column-width="6.3in"/>
    </style:style>
    <style:style style:name="Table342.1" style:family="table-row">
      <style:table-row-properties fo:keep-together="auto"/>
    </style:style>
    <style:style style:name="Table342.A1" style:family="table-cell">
      <style:table-cell-properties style:vertical-align="middle" fo:background-color="#bbffbb" fo:padding="0in" fo:border="none" style:writing-mode="lr-tb">
        <style:background-image/>
      </style:table-cell-properties>
    </style:style>
    <style:style style:name="Table343" style:family="table">
      <style:table-properties style:width="6.3in" table:align="left" style:writing-mode="lr-tb"/>
    </style:style>
    <style:style style:name="Table343.A" style:family="table-column">
      <style:table-column-properties style:column-width="6.3in"/>
    </style:style>
    <style:style style:name="Table343.1" style:family="table-row">
      <style:table-row-properties fo:keep-together="auto"/>
    </style:style>
    <style:style style:name="Table343.A1" style:family="table-cell">
      <style:table-cell-properties style:vertical-align="middle" fo:background-color="#7a5ada" fo:padding="0in" fo:border="none" style:writing-mode="lr-tb">
        <style:background-image/>
      </style:table-cell-properties>
    </style:style>
    <style:style style:name="Table343.A2" style:family="table-cell">
      <style:table-cell-properties style:vertical-align="middle" fo:background-color="#eeeeff" fo:padding="0in" fo:border="none" style:writing-mode="lr-tb">
        <style:background-image/>
      </style:table-cell-properties>
    </style:style>
    <style:style style:name="Table344" style:family="table">
      <style:table-properties style:width="6.3in" table:align="left" style:writing-mode="lr-tb"/>
    </style:style>
    <style:style style:name="Table344.A" style:family="table-column">
      <style:table-column-properties style:column-width="6.3in"/>
    </style:style>
    <style:style style:name="Table344.1" style:family="table-row">
      <style:table-row-properties fo:keep-together="auto"/>
    </style:style>
    <style:style style:name="Table344.A1" style:family="table-cell">
      <style:table-cell-properties style:vertical-align="middle" fo:background-color="#ffbbbb" fo:padding="0in" fo:border="none" style:writing-mode="lr-tb">
        <style:background-image/>
      </style:table-cell-properties>
    </style:style>
    <style:style style:name="Table345" style:family="table">
      <style:table-properties style:width="6.3in" table:align="left" style:writing-mode="lr-tb"/>
    </style:style>
    <style:style style:name="Table345.A" style:family="table-column">
      <style:table-column-properties style:column-width="6.3in"/>
    </style:style>
    <style:style style:name="Table345.1" style:family="table-row">
      <style:table-row-properties fo:keep-together="auto"/>
    </style:style>
    <style:style style:name="Table345.A1" style:family="table-cell">
      <style:table-cell-properties style:vertical-align="middle" fo:background-color="#7a5ada" fo:padding="0in" fo:border="none" style:writing-mode="lr-tb">
        <style:background-image/>
      </style:table-cell-properties>
    </style:style>
    <style:style style:name="Table345.A2" style:family="table-cell">
      <style:table-cell-properties style:vertical-align="middle" fo:background-color="#eeeeff" fo:padding="0in" fo:border="none" style:writing-mode="lr-tb">
        <style:background-image/>
      </style:table-cell-properties>
    </style:style>
    <style:style style:name="Table346" style:family="table">
      <style:table-properties style:width="6.3in" table:align="left" style:writing-mode="lr-tb"/>
    </style:style>
    <style:style style:name="Table346.A" style:family="table-column">
      <style:table-column-properties style:column-width="6.3in"/>
    </style:style>
    <style:style style:name="Table346.1" style:family="table-row">
      <style:table-row-properties fo:keep-together="auto"/>
    </style:style>
    <style:style style:name="Table346.A1" style:family="table-cell">
      <style:table-cell-properties style:vertical-align="middle" fo:background-color="#7a5ada" fo:padding="0in" fo:border="none" style:writing-mode="lr-tb">
        <style:background-image/>
      </style:table-cell-properties>
    </style:style>
    <style:style style:name="Table346.A2" style:family="table-cell">
      <style:table-cell-properties style:vertical-align="middle" fo:background-color="#eeeeff" fo:padding="0in" fo:border="none" style:writing-mode="lr-tb">
        <style:background-image/>
      </style:table-cell-properties>
    </style:style>
    <style:style style:name="Table347" style:family="table">
      <style:table-properties style:width="6.3in" table:align="left" style:writing-mode="lr-tb"/>
    </style:style>
    <style:style style:name="Table347.A" style:family="table-column">
      <style:table-column-properties style:column-width="6.3in"/>
    </style:style>
    <style:style style:name="Table347.1" style:family="table-row">
      <style:table-row-properties fo:keep-together="auto"/>
    </style:style>
    <style:style style:name="Table347.A1" style:family="table-cell">
      <style:table-cell-properties style:vertical-align="middle" fo:background-color="#7a5ada" fo:padding="0in" fo:border="none" style:writing-mode="lr-tb">
        <style:background-image/>
      </style:table-cell-properties>
    </style:style>
    <style:style style:name="Table347.A2" style:family="table-cell">
      <style:table-cell-properties style:vertical-align="middle" fo:background-color="#eeeeff" fo:padding="0in" fo:border="none" style:writing-mode="lr-tb">
        <style:background-image/>
      </style:table-cell-properties>
    </style:style>
    <style:style style:name="Table348" style:family="table">
      <style:table-properties style:width="6.3in" table:align="left" style:writing-mode="lr-tb"/>
    </style:style>
    <style:style style:name="Table348.A" style:family="table-column">
      <style:table-column-properties style:column-width="6.3in"/>
    </style:style>
    <style:style style:name="Table348.1" style:family="table-row">
      <style:table-row-properties fo:keep-together="auto"/>
    </style:style>
    <style:style style:name="Table348.A1" style:family="table-cell">
      <style:table-cell-properties style:vertical-align="middle" fo:background-color="#7a5ada" fo:padding="0in" fo:border="none" style:writing-mode="lr-tb">
        <style:background-image/>
      </style:table-cell-properties>
    </style:style>
    <style:style style:name="Table348.A2" style:family="table-cell">
      <style:table-cell-properties style:vertical-align="middle" fo:background-color="#eeeeff" fo:padding="0in" fo:border="none" style:writing-mode="lr-tb">
        <style:background-image/>
      </style:table-cell-properties>
    </style:style>
    <style:style style:name="Table349" style:family="table">
      <style:table-properties style:width="6.3in" table:align="left" style:writing-mode="lr-tb"/>
    </style:style>
    <style:style style:name="Table349.A" style:family="table-column">
      <style:table-column-properties style:column-width="6.3in"/>
    </style:style>
    <style:style style:name="Table349.1" style:family="table-row">
      <style:table-row-properties fo:keep-together="auto"/>
    </style:style>
    <style:style style:name="Table349.A1" style:family="table-cell">
      <style:table-cell-properties style:vertical-align="middle" fo:background-color="#7a5ada" fo:padding="0in" fo:border="none" style:writing-mode="lr-tb">
        <style:background-image/>
      </style:table-cell-properties>
    </style:style>
    <style:style style:name="Table349.A2" style:family="table-cell">
      <style:table-cell-properties style:vertical-align="middle" fo:background-color="#eeeeff" fo:padding="0in" fo:border="none" style:writing-mode="lr-tb">
        <style:background-image/>
      </style:table-cell-properties>
    </style:style>
    <style:style style:name="Table350" style:family="table">
      <style:table-properties style:width="6.3in" table:align="left" style:writing-mode="lr-tb"/>
    </style:style>
    <style:style style:name="Table350.A" style:family="table-column">
      <style:table-column-properties style:column-width="6.3in"/>
    </style:style>
    <style:style style:name="Table350.1" style:family="table-row">
      <style:table-row-properties fo:keep-together="auto"/>
    </style:style>
    <style:style style:name="Table350.A1" style:family="table-cell">
      <style:table-cell-properties style:vertical-align="middle" fo:background-color="#ffffbb" fo:padding="0in" fo:border="none" style:writing-mode="lr-tb">
        <style:background-image/>
      </style:table-cell-properties>
    </style:style>
    <style:style style:name="Table351" style:family="table">
      <style:table-properties style:width="6.3in" table:align="left" style:writing-mode="lr-tb"/>
    </style:style>
    <style:style style:name="Table351.A" style:family="table-column">
      <style:table-column-properties style:column-width="6.3in"/>
    </style:style>
    <style:style style:name="Table351.1" style:family="table-row">
      <style:table-row-properties fo:keep-together="auto"/>
    </style:style>
    <style:style style:name="Table351.A1" style:family="table-cell">
      <style:table-cell-properties style:vertical-align="middle" fo:background-color="#7a5ada" fo:padding="0in" fo:border="none" style:writing-mode="lr-tb">
        <style:background-image/>
      </style:table-cell-properties>
    </style:style>
    <style:style style:name="Table351.A2" style:family="table-cell">
      <style:table-cell-properties style:vertical-align="middle" fo:background-color="#eeeeff" fo:padding="0in" fo:border="none" style:writing-mode="lr-tb">
        <style:background-image/>
      </style:table-cell-properties>
    </style:style>
    <style:style style:name="Table352" style:family="table">
      <style:table-properties style:width="6.3in" table:align="left" style:writing-mode="lr-tb"/>
    </style:style>
    <style:style style:name="Table352.A" style:family="table-column">
      <style:table-column-properties style:column-width="6.3in"/>
    </style:style>
    <style:style style:name="Table352.1" style:family="table-row">
      <style:table-row-properties fo:keep-together="auto"/>
    </style:style>
    <style:style style:name="Table352.A1" style:family="table-cell">
      <style:table-cell-properties style:vertical-align="middle" fo:background-color="#7a5ada" fo:padding="0in" fo:border="none" style:writing-mode="lr-tb">
        <style:background-image/>
      </style:table-cell-properties>
    </style:style>
    <style:style style:name="Table352.A2" style:family="table-cell">
      <style:table-cell-properties style:vertical-align="middle" fo:background-color="#eeeeff" fo:padding="0in" fo:border="none" style:writing-mode="lr-tb">
        <style:background-image/>
      </style:table-cell-properties>
    </style:style>
    <style:style style:name="Table353" style:family="table">
      <style:table-properties style:width="6.3in" table:align="left" style:writing-mode="lr-tb"/>
    </style:style>
    <style:style style:name="Table353.A" style:family="table-column">
      <style:table-column-properties style:column-width="6.3in"/>
    </style:style>
    <style:style style:name="Table353.1" style:family="table-row">
      <style:table-row-properties fo:keep-together="auto"/>
    </style:style>
    <style:style style:name="Table353.A1" style:family="table-cell">
      <style:table-cell-properties style:vertical-align="middle" fo:background-color="#7a5ada" fo:padding="0in" fo:border="none" style:writing-mode="lr-tb">
        <style:background-image/>
      </style:table-cell-properties>
    </style:style>
    <style:style style:name="Table353.A2" style:family="table-cell">
      <style:table-cell-properties style:vertical-align="middle" fo:background-color="#eeeeff" fo:padding="0in" fo:border="none" style:writing-mode="lr-tb">
        <style:background-image/>
      </style:table-cell-properties>
    </style:style>
    <style:style style:name="Table354" style:family="table">
      <style:table-properties style:width="6.3in" table:align="left" style:writing-mode="lr-tb"/>
    </style:style>
    <style:style style:name="Table354.A" style:family="table-column">
      <style:table-column-properties style:column-width="6.3in"/>
    </style:style>
    <style:style style:name="Table354.1" style:family="table-row">
      <style:table-row-properties fo:keep-together="auto"/>
    </style:style>
    <style:style style:name="Table354.A1" style:family="table-cell">
      <style:table-cell-properties style:vertical-align="middle" fo:background-color="#ffffbb" fo:padding="0in" fo:border="none" style:writing-mode="lr-tb">
        <style:background-image/>
      </style:table-cell-properties>
    </style:style>
    <style:style style:name="Table355" style:family="table">
      <style:table-properties style:width="6.3in" table:align="left" style:writing-mode="lr-tb"/>
    </style:style>
    <style:style style:name="Table355.A" style:family="table-column">
      <style:table-column-properties style:column-width="6.3in"/>
    </style:style>
    <style:style style:name="Table355.1" style:family="table-row">
      <style:table-row-properties fo:keep-together="auto"/>
    </style:style>
    <style:style style:name="Table355.A1" style:family="table-cell">
      <style:table-cell-properties style:vertical-align="middle" fo:background-color="#ffbbbb" fo:padding="0in" fo:border="none" style:writing-mode="lr-tb">
        <style:background-image/>
      </style:table-cell-properties>
    </style:style>
    <style:style style:name="Table356" style:family="table">
      <style:table-properties style:width="6.3in" table:align="left" style:writing-mode="lr-tb"/>
    </style:style>
    <style:style style:name="Table356.A" style:family="table-column">
      <style:table-column-properties style:column-width="6.3in"/>
    </style:style>
    <style:style style:name="Table356.1" style:family="table-row">
      <style:table-row-properties fo:keep-together="auto"/>
    </style:style>
    <style:style style:name="Table356.A1" style:family="table-cell">
      <style:table-cell-properties style:vertical-align="middle" fo:background-color="#7a5ada" fo:padding="0in" fo:border="none" style:writing-mode="lr-tb">
        <style:background-image/>
      </style:table-cell-properties>
    </style:style>
    <style:style style:name="Table356.A2" style:family="table-cell">
      <style:table-cell-properties style:vertical-align="middle" fo:background-color="#eeeeff" fo:padding="0in" fo:border="none" style:writing-mode="lr-tb">
        <style:background-image/>
      </style:table-cell-properties>
    </style:style>
    <style:style style:name="Table357" style:family="table">
      <style:table-properties style:width="6.3in" table:align="left" style:writing-mode="lr-tb"/>
    </style:style>
    <style:style style:name="Table357.A" style:family="table-column">
      <style:table-column-properties style:column-width="6.3in"/>
    </style:style>
    <style:style style:name="Table357.1" style:family="table-row">
      <style:table-row-properties fo:keep-together="auto"/>
    </style:style>
    <style:style style:name="Table357.A1" style:family="table-cell">
      <style:table-cell-properties style:vertical-align="middle" fo:background-color="#ffffbb" fo:padding="0in" fo:border="none" style:writing-mode="lr-tb">
        <style:background-image/>
      </style:table-cell-properties>
    </style:style>
    <style:style style:name="Table358" style:family="table">
      <style:table-properties style:width="6.3in" table:align="left" style:writing-mode="lr-tb"/>
    </style:style>
    <style:style style:name="Table358.A" style:family="table-column">
      <style:table-column-properties style:column-width="6.3in"/>
    </style:style>
    <style:style style:name="Table358.1" style:family="table-row">
      <style:table-row-properties fo:keep-together="auto"/>
    </style:style>
    <style:style style:name="Table358.A1" style:family="table-cell">
      <style:table-cell-properties style:vertical-align="middle" fo:background-color="#7a5ada" fo:padding="0in" fo:border="none" style:writing-mode="lr-tb">
        <style:background-image/>
      </style:table-cell-properties>
    </style:style>
    <style:style style:name="Table358.A2" style:family="table-cell">
      <style:table-cell-properties style:vertical-align="middle" fo:background-color="#eeeeff" fo:padding="0in" fo:border="none" style:writing-mode="lr-tb">
        <style:background-image/>
      </style:table-cell-properties>
    </style:style>
    <style:style style:name="Table359" style:family="table">
      <style:table-properties style:width="6.3in" table:align="left" style:writing-mode="lr-tb"/>
    </style:style>
    <style:style style:name="Table359.A" style:family="table-column">
      <style:table-column-properties style:column-width="6.3in"/>
    </style:style>
    <style:style style:name="Table359.1" style:family="table-row">
      <style:table-row-properties fo:keep-together="auto"/>
    </style:style>
    <style:style style:name="Table359.A1" style:family="table-cell">
      <style:table-cell-properties style:vertical-align="middle" fo:background-color="#bbffbb" fo:padding="0in" fo:border="none" style:writing-mode="lr-tb">
        <style:background-image/>
      </style:table-cell-properties>
    </style:style>
    <style:style style:name="Table360" style:family="table">
      <style:table-properties style:width="6.3in" table:align="left" style:writing-mode="lr-tb"/>
    </style:style>
    <style:style style:name="Table360.A" style:family="table-column">
      <style:table-column-properties style:column-width="6.3in"/>
    </style:style>
    <style:style style:name="Table360.1" style:family="table-row">
      <style:table-row-properties fo:keep-together="auto"/>
    </style:style>
    <style:style style:name="Table360.A1" style:family="table-cell">
      <style:table-cell-properties style:vertical-align="middle" fo:background-color="#7a5ada" fo:padding="0in" fo:border="none" style:writing-mode="lr-tb">
        <style:background-image/>
      </style:table-cell-properties>
    </style:style>
    <style:style style:name="Table360.A2" style:family="table-cell">
      <style:table-cell-properties style:vertical-align="middle" fo:background-color="#eeeeff" fo:padding="0in" fo:border="none" style:writing-mode="lr-tb">
        <style:background-image/>
      </style:table-cell-properties>
    </style:style>
    <style:style style:name="Table361" style:family="table">
      <style:table-properties style:width="6.3in" table:align="left" style:writing-mode="lr-tb"/>
    </style:style>
    <style:style style:name="Table361.A" style:family="table-column">
      <style:table-column-properties style:column-width="6.3in"/>
    </style:style>
    <style:style style:name="Table361.1" style:family="table-row">
      <style:table-row-properties fo:keep-together="auto"/>
    </style:style>
    <style:style style:name="Table361.A1" style:family="table-cell">
      <style:table-cell-properties style:vertical-align="middle" fo:background-color="#7a5ada" fo:padding="0in" fo:border="none" style:writing-mode="lr-tb">
        <style:background-image/>
      </style:table-cell-properties>
    </style:style>
    <style:style style:name="Table361.A2" style:family="table-cell">
      <style:table-cell-properties style:vertical-align="middle" fo:background-color="#eeeeff" fo:padding="0in" fo:border="none" style:writing-mode="lr-tb">
        <style:background-image/>
      </style:table-cell-properties>
    </style:style>
    <style:style style:name="Table362" style:family="table">
      <style:table-properties style:width="6.3in" table:align="left" style:writing-mode="lr-tb"/>
    </style:style>
    <style:style style:name="Table362.A" style:family="table-column">
      <style:table-column-properties style:column-width="6.3in"/>
    </style:style>
    <style:style style:name="Table362.1" style:family="table-row">
      <style:table-row-properties fo:keep-together="auto"/>
    </style:style>
    <style:style style:name="Table362.A1" style:family="table-cell">
      <style:table-cell-properties style:vertical-align="middle" fo:background-color="#bbffbb" fo:padding="0in" fo:border="none" style:writing-mode="lr-tb">
        <style:background-image/>
      </style:table-cell-properties>
    </style:style>
    <style:style style:name="Table363" style:family="table">
      <style:table-properties style:width="6.3in" table:align="left" style:writing-mode="lr-tb"/>
    </style:style>
    <style:style style:name="Table363.A" style:family="table-column">
      <style:table-column-properties style:column-width="6.3in"/>
    </style:style>
    <style:style style:name="Table363.1" style:family="table-row">
      <style:table-row-properties fo:keep-together="auto"/>
    </style:style>
    <style:style style:name="Table363.A1" style:family="table-cell">
      <style:table-cell-properties style:vertical-align="middle" fo:background-color="#ffffbb" fo:padding="0in" fo:border="none" style:writing-mode="lr-tb">
        <style:background-image/>
      </style:table-cell-properties>
    </style:style>
    <style:style style:name="Table364" style:family="table">
      <style:table-properties style:width="6.3in" table:align="left" style:writing-mode="lr-tb"/>
    </style:style>
    <style:style style:name="Table364.A" style:family="table-column">
      <style:table-column-properties style:column-width="6.3in"/>
    </style:style>
    <style:style style:name="Table364.1" style:family="table-row">
      <style:table-row-properties fo:keep-together="auto"/>
    </style:style>
    <style:style style:name="Table364.A1" style:family="table-cell">
      <style:table-cell-properties style:vertical-align="middle" fo:background-color="#7a5ada" fo:padding="0in" fo:border="none" style:writing-mode="lr-tb">
        <style:background-image/>
      </style:table-cell-properties>
    </style:style>
    <style:style style:name="Table364.A2" style:family="table-cell">
      <style:table-cell-properties style:vertical-align="middle" fo:background-color="#eeeeff" fo:padding="0in" fo:border="none" style:writing-mode="lr-tb">
        <style:background-image/>
      </style:table-cell-properties>
    </style:style>
    <style:style style:name="Table365" style:family="table">
      <style:table-properties style:width="6.3625in" fo:margin-left="-0.0313in" table:align="left" style:writing-mode="lr-tb"/>
    </style:style>
    <style:style style:name="Table365.A" style:family="table-column">
      <style:table-column-properties style:column-width="1.2333in"/>
    </style:style>
    <style:style style:name="Table365.B" style:family="table-column">
      <style:table-column-properties style:column-width="5.1292in"/>
    </style:style>
    <style:style style:name="Table365.1" style:family="table-row">
      <style:table-row-properties fo:keep-together="auto"/>
    </style:style>
    <style:style style:name="Table365.A1" style:family="table-cell">
      <style:table-cell-properties style:vertical-align="middle" fo:padding="0.0104in" fo:border="none" style:writing-mode="lr-tb"/>
    </style:style>
    <style:style style:name="Table366" style:family="table">
      <style:table-properties style:width="6.3in" table:align="left" style:writing-mode="lr-tb"/>
    </style:style>
    <style:style style:name="Table366.A" style:family="table-column">
      <style:table-column-properties style:column-width="6.3in"/>
    </style:style>
    <style:style style:name="Table366.1" style:family="table-row">
      <style:table-row-properties fo:keep-together="auto"/>
    </style:style>
    <style:style style:name="Table366.A1" style:family="table-cell">
      <style:table-cell-properties style:vertical-align="middle" fo:background-color="#7a5ada" fo:padding="0in" fo:border="none" style:writing-mode="lr-tb">
        <style:background-image/>
      </style:table-cell-properties>
    </style:style>
    <style:style style:name="Table366.A2" style:family="table-cell">
      <style:table-cell-properties style:vertical-align="middle" fo:background-color="#eeeeff" fo:padding="0in" fo:border="none" style:writing-mode="lr-tb">
        <style:background-image/>
      </style:table-cell-properties>
    </style:style>
    <style:style style:name="Table367" style:family="table">
      <style:table-properties style:width="6.3in" table:align="left" style:writing-mode="lr-tb"/>
    </style:style>
    <style:style style:name="Table367.A" style:family="table-column">
      <style:table-column-properties style:column-width="6.3in"/>
    </style:style>
    <style:style style:name="Table367.1" style:family="table-row">
      <style:table-row-properties fo:keep-together="auto"/>
    </style:style>
    <style:style style:name="Table367.A1" style:family="table-cell">
      <style:table-cell-properties style:vertical-align="middle" fo:background-color="#7a5ada" fo:padding="0in" fo:border="none" style:writing-mode="lr-tb">
        <style:background-image/>
      </style:table-cell-properties>
    </style:style>
    <style:style style:name="Table367.A2" style:family="table-cell">
      <style:table-cell-properties style:vertical-align="middle" fo:background-color="#eeeeff" fo:padding="0in" fo:border="none" style:writing-mode="lr-tb">
        <style:background-image/>
      </style:table-cell-properties>
    </style:style>
    <style:style style:name="Table368" style:family="table">
      <style:table-properties style:width="6.3in" table:align="left" style:writing-mode="lr-tb"/>
    </style:style>
    <style:style style:name="Table368.A" style:family="table-column">
      <style:table-column-properties style:column-width="6.3in"/>
    </style:style>
    <style:style style:name="Table368.1" style:family="table-row">
      <style:table-row-properties fo:keep-together="auto"/>
    </style:style>
    <style:style style:name="Table368.A1" style:family="table-cell">
      <style:table-cell-properties style:vertical-align="middle" fo:background-color="#7a5ada" fo:padding="0in" fo:border="none" style:writing-mode="lr-tb">
        <style:background-image/>
      </style:table-cell-properties>
    </style:style>
    <style:style style:name="Table368.A2" style:family="table-cell">
      <style:table-cell-properties style:vertical-align="middle" fo:background-color="#eeeeff" fo:padding="0in" fo:border="none" style:writing-mode="lr-tb">
        <style:background-image/>
      </style:table-cell-properties>
    </style:style>
    <style:style style:name="Table369" style:family="table">
      <style:table-properties style:width="6.3in" table:align="left" style:writing-mode="lr-tb"/>
    </style:style>
    <style:style style:name="Table369.A" style:family="table-column">
      <style:table-column-properties style:column-width="6.3in"/>
    </style:style>
    <style:style style:name="Table369.1" style:family="table-row">
      <style:table-row-properties fo:keep-together="auto"/>
    </style:style>
    <style:style style:name="Table369.A1" style:family="table-cell">
      <style:table-cell-properties style:vertical-align="middle" fo:background-color="#ffffbb" fo:padding="0in" fo:border="none" style:writing-mode="lr-tb">
        <style:background-image/>
      </style:table-cell-properties>
    </style:style>
    <style:style style:name="Table370" style:family="table">
      <style:table-properties style:width="6.3625in" fo:margin-left="-0.0313in" table:align="left" style:writing-mode="lr-tb"/>
    </style:style>
    <style:style style:name="Table370.A" style:family="table-column">
      <style:table-column-properties style:column-width="1.4972in"/>
    </style:style>
    <style:style style:name="Table370.B" style:family="table-column">
      <style:table-column-properties style:column-width="0.7313in"/>
    </style:style>
    <style:style style:name="Table370.C" style:family="table-column">
      <style:table-column-properties style:column-width="4.134in"/>
    </style:style>
    <style:style style:name="Table370.1" style:family="table-row">
      <style:table-row-properties fo:keep-together="auto"/>
    </style:style>
    <style:style style:name="Table370.A1" style:family="table-cell">
      <style:table-cell-properties style:vertical-align="middle" fo:padding="0.0104in" fo:border="none" style:writing-mode="lr-tb"/>
    </style:style>
    <style:style style:name="Table371" style:family="table">
      <style:table-properties style:width="6.3in" table:align="left" style:writing-mode="lr-tb"/>
    </style:style>
    <style:style style:name="Table371.A" style:family="table-column">
      <style:table-column-properties style:column-width="6.3in"/>
    </style:style>
    <style:style style:name="Table371.1" style:family="table-row">
      <style:table-row-properties fo:keep-together="auto"/>
    </style:style>
    <style:style style:name="Table371.A1" style:family="table-cell">
      <style:table-cell-properties style:vertical-align="middle" fo:background-color="#bbffbb" fo:padding="0in" fo:border="none" style:writing-mode="lr-tb">
        <style:background-image/>
      </style:table-cell-properties>
    </style:style>
    <style:style style:name="Table372" style:family="table">
      <style:table-properties style:width="6.3in" table:align="left" style:writing-mode="lr-tb"/>
    </style:style>
    <style:style style:name="Table372.A" style:family="table-column">
      <style:table-column-properties style:column-width="6.3in"/>
    </style:style>
    <style:style style:name="Table372.1" style:family="table-row">
      <style:table-row-properties fo:keep-together="auto"/>
    </style:style>
    <style:style style:name="Table372.A1" style:family="table-cell">
      <style:table-cell-properties style:vertical-align="middle" fo:background-color="#ffffbb" fo:padding="0in" fo:border="none" style:writing-mode="lr-tb">
        <style:background-image/>
      </style:table-cell-properties>
    </style:style>
    <style:style style:name="Table373" style:family="table">
      <style:table-properties style:width="6.3in" table:align="left" style:writing-mode="lr-tb"/>
    </style:style>
    <style:style style:name="Table373.A" style:family="table-column">
      <style:table-column-properties style:column-width="6.3in"/>
    </style:style>
    <style:style style:name="Table373.1" style:family="table-row">
      <style:table-row-properties fo:keep-together="auto"/>
    </style:style>
    <style:style style:name="Table373.A1" style:family="table-cell">
      <style:table-cell-properties style:vertical-align="middle" fo:background-color="#7a5ada" fo:padding="0in" fo:border="none" style:writing-mode="lr-tb">
        <style:background-image/>
      </style:table-cell-properties>
    </style:style>
    <style:style style:name="Table373.A2" style:family="table-cell">
      <style:table-cell-properties style:vertical-align="middle" fo:background-color="#eeeeff" fo:padding="0in" fo:border="none" style:writing-mode="lr-tb">
        <style:background-image/>
      </style:table-cell-properties>
    </style:style>
    <style:style style:name="Table374" style:family="table">
      <style:table-properties style:width="6.3in" table:align="left" style:writing-mode="lr-tb"/>
    </style:style>
    <style:style style:name="Table374.A" style:family="table-column">
      <style:table-column-properties style:column-width="6.3in"/>
    </style:style>
    <style:style style:name="Table374.1" style:family="table-row">
      <style:table-row-properties fo:keep-together="auto"/>
    </style:style>
    <style:style style:name="Table374.A1" style:family="table-cell">
      <style:table-cell-properties style:vertical-align="middle" fo:background-color="#7a5ada" fo:padding="0in" fo:border="none" style:writing-mode="lr-tb">
        <style:background-image/>
      </style:table-cell-properties>
    </style:style>
    <style:style style:name="Table374.A2" style:family="table-cell">
      <style:table-cell-properties style:vertical-align="middle" fo:background-color="#eeeeff" fo:padding="0in" fo:border="none" style:writing-mode="lr-tb">
        <style:background-image/>
      </style:table-cell-properties>
    </style:style>
    <style:style style:name="Table375" style:family="table">
      <style:table-properties style:width="6.3in" table:align="left" style:writing-mode="lr-tb"/>
    </style:style>
    <style:style style:name="Table375.A" style:family="table-column">
      <style:table-column-properties style:column-width="6.3in"/>
    </style:style>
    <style:style style:name="Table375.1" style:family="table-row">
      <style:table-row-properties fo:keep-together="auto"/>
    </style:style>
    <style:style style:name="Table375.A1" style:family="table-cell">
      <style:table-cell-properties style:vertical-align="middle" fo:background-color="#bbffbb" fo:padding="0in" fo:border="none" style:writing-mode="lr-tb">
        <style:background-image/>
      </style:table-cell-properties>
    </style:style>
    <style:style style:name="Table376" style:family="table">
      <style:table-properties style:width="6.3in" table:align="left" style:writing-mode="lr-tb"/>
    </style:style>
    <style:style style:name="Table376.A" style:family="table-column">
      <style:table-column-properties style:column-width="6.3in"/>
    </style:style>
    <style:style style:name="Table376.1" style:family="table-row">
      <style:table-row-properties fo:keep-together="auto"/>
    </style:style>
    <style:style style:name="Table376.A1" style:family="table-cell">
      <style:table-cell-properties style:vertical-align="middle" fo:background-color="#7a5ada" fo:padding="0in" fo:border="none" style:writing-mode="lr-tb">
        <style:background-image/>
      </style:table-cell-properties>
    </style:style>
    <style:style style:name="Table376.A2" style:family="table-cell">
      <style:table-cell-properties style:vertical-align="middle" fo:background-color="#eeeeff" fo:padding="0in" fo:border="none" style:writing-mode="lr-tb">
        <style:background-image/>
      </style:table-cell-properties>
    </style:style>
    <style:style style:name="Table377" style:family="table">
      <style:table-properties style:width="6.3in" table:align="left" style:writing-mode="lr-tb"/>
    </style:style>
    <style:style style:name="Table377.A" style:family="table-column">
      <style:table-column-properties style:column-width="6.3in"/>
    </style:style>
    <style:style style:name="Table377.1" style:family="table-row">
      <style:table-row-properties fo:keep-together="auto"/>
    </style:style>
    <style:style style:name="Table377.A1" style:family="table-cell">
      <style:table-cell-properties style:vertical-align="middle" fo:background-color="#bbffbb" fo:padding="0in" fo:border="none" style:writing-mode="lr-tb">
        <style:background-image/>
      </style:table-cell-properties>
    </style:style>
    <style:style style:name="Table378" style:family="table">
      <style:table-properties style:width="6.3in" table:align="left" style:writing-mode="lr-tb"/>
    </style:style>
    <style:style style:name="Table378.A" style:family="table-column">
      <style:table-column-properties style:column-width="6.3in"/>
    </style:style>
    <style:style style:name="Table378.1" style:family="table-row">
      <style:table-row-properties fo:keep-together="auto"/>
    </style:style>
    <style:style style:name="Table378.A1" style:family="table-cell">
      <style:table-cell-properties style:vertical-align="middle" fo:background-color="#bbffbb" fo:padding="0in" fo:border="none" style:writing-mode="lr-tb">
        <style:background-image/>
      </style:table-cell-properties>
    </style:style>
    <style:style style:name="Table379" style:family="table">
      <style:table-properties style:width="6.3in" table:align="left" style:writing-mode="lr-tb"/>
    </style:style>
    <style:style style:name="Table379.A" style:family="table-column">
      <style:table-column-properties style:column-width="6.3in"/>
    </style:style>
    <style:style style:name="Table379.1" style:family="table-row">
      <style:table-row-properties fo:keep-together="auto"/>
    </style:style>
    <style:style style:name="Table379.A1" style:family="table-cell">
      <style:table-cell-properties style:vertical-align="middle" fo:background-color="#7a5ada" fo:padding="0in" fo:border="none" style:writing-mode="lr-tb">
        <style:background-image/>
      </style:table-cell-properties>
    </style:style>
    <style:style style:name="Table379.A2" style:family="table-cell">
      <style:table-cell-properties style:vertical-align="middle" fo:background-color="#eeeeff" fo:padding="0in" fo:border="none" style:writing-mode="lr-tb">
        <style:background-image/>
      </style:table-cell-properties>
    </style:style>
    <style:style style:name="Table380" style:family="table">
      <style:table-properties style:width="6.3in" table:align="left" style:writing-mode="lr-tb"/>
    </style:style>
    <style:style style:name="Table380.A" style:family="table-column">
      <style:table-column-properties style:column-width="6.3in"/>
    </style:style>
    <style:style style:name="Table380.1" style:family="table-row">
      <style:table-row-properties fo:keep-together="auto"/>
    </style:style>
    <style:style style:name="Table380.A1" style:family="table-cell">
      <style:table-cell-properties style:vertical-align="middle" fo:background-color="#7a5ada" fo:padding="0in" fo:border="none" style:writing-mode="lr-tb">
        <style:background-image/>
      </style:table-cell-properties>
    </style:style>
    <style:style style:name="Table380.A2" style:family="table-cell">
      <style:table-cell-properties style:vertical-align="middle" fo:background-color="#eeeeff" fo:padding="0in" fo:border="none" style:writing-mode="lr-tb">
        <style:background-image/>
      </style:table-cell-properties>
    </style:style>
    <style:style style:name="P1" style:family="paragraph" style:parent-style-name="Heading_20_2">
      <style:text-properties officeooo:paragraph-rsid="000d39e2"/>
    </style:style>
    <style:style style:name="P2" style:family="paragraph" style:parent-style-name="Standard">
      <style:text-properties officeooo:paragraph-rsid="000d39e2"/>
    </style:style>
    <style:style style:name="P3" style:family="paragraph" style:parent-style-name="Standard">
      <style:paragraph-properties fo:margin-top="0.1945in" fo:margin-bottom="0.1945in" style:contextual-spacing="false" fo:line-height="100%"/>
      <style:text-properties officeooo:paragraph-rsid="000d39e2"/>
    </style:style>
    <style:style style:name="P4" style:family="paragraph" style:parent-style-name="Standard">
      <style:paragraph-properties fo:margin-top="0in" fo:margin-bottom="0.139in" style:contextual-spacing="false"/>
      <style:text-properties fo:font-weight="bold" officeooo:paragraph-rsid="000d39e2" style:font-weight-asian="bold" style:font-weight-complex="bold"/>
    </style:style>
    <style:style style:name="P5" style:family="paragraph" style:parent-style-name="Standard" style:list-style-name="WW8Num32">
      <style:paragraph-properties fo:margin-top="0in" fo:margin-bottom="0.139in" style:contextual-spacing="false" fo:line-height="100%"/>
      <style:text-properties officeooo:paragraph-rsid="000d39e2"/>
    </style:style>
    <style:style style:name="P6" style:family="paragraph" style:parent-style-name="Standard">
      <style:paragraph-properties fo:margin-top="0in" fo:margin-bottom="0.139in" style:contextual-spacing="false" style:snap-to-layout-grid="false"/>
      <style:text-properties fo:font-size="12pt" officeooo:paragraph-rsid="000d39e2" style:font-size-asian="12pt" style:font-size-complex="12pt"/>
    </style:style>
    <style:style style:name="P7" style:family="paragraph" style:parent-style-name="Standard">
      <style:paragraph-properties fo:margin-top="0in" fo:margin-bottom="0.139in" style:contextual-spacing="false" fo:line-height="115%" fo:orphans="2" fo:widows="2" style:writing-mode="lr-tb"/>
      <style:text-properties officeooo:paragraph-rsid="000d39e2"/>
    </style:style>
    <style:style style:name="P8" style:family="paragraph" style:parent-style-name="Standard" style:list-style-name="WW8Num32">
      <style:paragraph-properties fo:margin-top="0in" fo:margin-bottom="0in" style:contextual-spacing="false" fo:line-height="100%"/>
      <style:text-properties officeooo:paragraph-rsid="000d39e2"/>
    </style:style>
    <style:style style:name="P9" style:family="paragraph" style:parent-style-name="Standard" style:list-style-name="WW8Num32">
      <style:paragraph-properties fo:margin-top="0in" fo:margin-bottom="0.1945in" style:contextual-spacing="false" fo:line-height="100%"/>
      <style:text-properties officeooo:paragraph-rsid="000d39e2"/>
    </style:style>
    <style:style style:name="P10" style:family="paragraph" style:parent-style-name="Heading_20_3">
      <style:text-properties officeooo:paragraph-rsid="000d39e2"/>
    </style:style>
    <style:style style:name="P11" style:family="paragraph" style:parent-style-name="Normal_20__28_Web_29_">
      <style:text-properties officeooo:paragraph-rsid="000d39e2"/>
    </style:style>
    <style:style style:name="P12" style:family="paragraph" style:parent-style-name="codetitle">
      <style:paragraph-properties fo:margin-top="0.1945in" fo:margin-bottom="0in" style:contextual-spacing="false"/>
      <style:text-properties officeooo:paragraph-rsid="000d39e2"/>
    </style:style>
    <style:style style:name="P13" style:family="paragraph" style:parent-style-name="HTML_20_Preformatted">
      <style:text-properties officeooo:paragraph-rsid="000d39e2"/>
    </style:style>
    <style:style style:name="P14" style:family="paragraph" style:parent-style-name="secthead">
      <style:text-properties officeooo:paragraph-rsid="000d39e2"/>
    </style:style>
    <style:style style:name="P15" style:family="paragraph" style:parent-style-name="chaphead">
      <style:text-properties officeooo:paragraph-rsid="000d39e2"/>
    </style:style>
    <style:style style:name="P16" style:family="paragraph" style:parent-style-name="note">
      <style:paragraph-properties fo:margin-top="0.1945in" fo:margin-bottom="0in" style:contextual-spacing="false"/>
      <style:text-properties officeooo:paragraph-rsid="000d39e2"/>
    </style:style>
    <style:style style:name="T1" style:family="text">
      <style:text-properties style:font-name="Times New Roman" fo:font-size="24pt" fo:font-weight="bold" style:letter-kerning="true" style:font-name-asian="Times New Roman" style:font-size-asian="24pt" style:language-asian="ro" style:country-asian="RO" style:font-weight-asian="bold" style:font-name-complex="Times New Roman" style:font-size-complex="24pt" style:font-weight-complex="bold"/>
    </style:style>
    <style:style style:name="T2" style:family="text">
      <style:text-properties fo:font-weight="bold" style:font-weight-asian="bold" style:font-weight-complex="bold"/>
    </style:style>
    <style:style style:name="T3" style:family="text">
      <style:text-properties style:font-name-asian="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 Configurarea Reţelei în Gentoo</text:h>
      <text:h text:style-name="P10" text:outline-level="3"><text:bookmark text:name="book_part4_chap1"/>1. Primii Paşi</text:h>
      <text:p text:style-name="P15"><text:bookmark text:name="book_part4_chap1__chap1"/><text:span text:style-name="chapnum">1.a. </text:span>Primii paşi</text:p>
      <table:table table:name="Table319" table:style-name="Table319">
        <table:table-column table:style-name="Table319.A"/>
        <table:table-row table:style-name="Table319.1">
          <table:table-cell table:style-name="Table319.A1" office:value-type="string">
            <text:p text:style-name="P16"><text:span text:style-name="T2">Notă: </text:span>Acest document presupune că aţi configurat corect kernel-ul dvs., modulele pentru componentele hardware şi cunoaşteţi numele interfeţei componentei dvs. hardware. De asemenea, presupune cazul în care configuraţi <text:span text:style-name="code">eth0</text:span>, dar poate fi şi <text:span text:style-name="code">eth1</text:span>, <text:span text:style-name="code">wlan0</text:span>, etc. </text:p>
          </table:table-cell>
        </table:table-row>
      </table:table>
      <text:p text:style-name="P2"/>
      <table:table table:name="Table320" table:style-name="Table320">
        <table:table-column table:style-name="Table320.A"/>
        <table:table-row table:style-name="Table320.1">
          <table:table-cell table:style-name="Table320.A1" office:value-type="string">
            <text:p text:style-name="P16"><text:span text:style-name="T2">Notă: </text:span>Acest document necesită rularea pachetului <text:span text:style-name="code">baselayout-1.11.11</text:span> sau mai nou. </text:p>
          </table:table-cell>
        </table:table-row>
      </table:table>
      <text:p text:style-name="P11">Pentru a începe configurarea plăcii dvs. de reţea, trebuie să i-o specificaţi sistemului RC al Gentoo. Aceasta se poate face prin crearea unui link simbolic de la <text:span text:style-name="path">net.lo</text:span> către <text:span text:style-name="path">net.eth0</text:span> în <text:span text:style-name="path">/etc/init.d</text:span> </text:p>
      <table:table table:name="Table321" table:style-name="Table321">
        <table:table-column table:style-name="Table321.A"/>
        <table:table-row table:style-name="Table321.1">
          <table:table-cell table:style-name="Table321.A1" office:value-type="string">
            <text:p text:style-name="P12"><text:bookmark text:name="book_part4_chap1__chap1_pre1"/>Cod 1.1: Crearea link-ului simbolic net.eth0 către net.lo</text:p>
          </table:table-cell>
        </table:table-row>
        <table:table-row table:style-name="Table321.1">
          <table:table-cell table:style-name="Table321.A2" office:value-type="string">
            <text:p text:style-name="P13"># <text:span text:style-name="code-input">cd /etc/init.d</text:span></text:p>
            <text:p text:style-name="P13"># <text:span text:style-name="code-input">ln -s net.lo net.eth0</text:span></text:p>
          </table:table-cell>
        </table:table-row>
      </table:table>
      <text:p text:style-name="P11">Sistemul RC al Gentoo recunoaşte acum interfaţa respectivă. De asemenea, trebuie să cunoască modalitatea de configurare a noii interfeţe. Toate interfeţele de reţea sunt configurate în <text:span text:style-name="path">/etc/conf.d/net</text:span>. Mai jos, aveţi un exemplu de configurare DHCP şi adresă statică. </text:p>
      <table:table table:name="Table322" table:style-name="Table322">
        <table:table-column table:style-name="Table322.A"/>
        <table:table-row table:style-name="Table322.1">
          <table:table-cell table:style-name="Table322.A1" office:value-type="string">
            <text:p text:style-name="P12"><text:bookmark text:name="book_part4_chap1__chap1_pre2"/>Cod 1.2: Exemple pentru /etc/conf.d/net</text:p>
          </table:table-cell>
        </table:table-row>
        <table:table-row table:style-name="Table322.1">
          <table:table-cell table:style-name="Table322.A2" office:value-type="string">
            <text:p text:style-name="P13"><text:span text:style-name="code-comment"># Pentru DHCP</text:span></text:p>
            <text:p text:style-name="P13">config_eth0=( "dhcp" )</text:p>
            <text:p text:style-name="P13"/>
            <text:p text:style-name="P13"><text:span text:style-name="code-comment"># Pentru IP static utililzând notaţia CIDR</text:span></text:p>
            <text:p text:style-name="P13">config_eth0=( "192.168.0.7/24" )</text:p>
            <text:p text:style-name="P13">routes_eth0=( "default via 192.168.0.1" )</text:p>
            <text:p text:style-name="P13"/>
            <text:p text:style-name="P13"><text:span text:style-name="code-comment"># Pentru IP static, utilizând notaţia cu mască de reţea</text:span></text:p>
            <text:p text:style-name="P13">config_eth0=( "192.168.0.7 netmask 255.255.255.0" )</text:p>
            <text:p text:style-name="P13">routes_eth0=( "default gw 192.168.0.1" )</text:p>
          </table:table-cell>
        </table:table-row>
      </table:table>
      <text:p text:style-name="P2"/>
      <table:table table:name="Table323" table:style-name="Table323">
        <table:table-column table:style-name="Table323.A"/>
        <table:table-row table:style-name="Table323.1">
          <table:table-cell table:style-name="Table323.A1" office:value-type="string">
            <text:p text:style-name="P16"><text:span text:style-name="T2">Notă: </text:span>Dacă nu specificaţi o configuraţie pentru interfaţa dvs., atunci este presupus DHCP. </text:p>
          </table:table-cell>
        </table:table-row>
      </table:table>
      <text:p text:style-name="P2"/>
      <table:table table:name="Table324" table:style-name="Table324">
        <table:table-column table:style-name="Table324.A"/>
        <table:table-row table:style-name="Table324.1">
          <table:table-cell table:style-name="Table324.A1" office:value-type="string">
            <text:p text:style-name="P16"><text:span text:style-name="T2">Notă: </text:span>CIDR înseamnă Classless InterDomain Routing. Original, adresele IPv4 erau clasificate ca A, B sau C. Sistemul de clasificare anterior nu se aştepta la popularitatea masivă a Internetului şi este în pericol de a rămâne fără adrese unice noi. CIDR este o schemă de adresare ce permite unei adrese IP să desemneze mai multe adrese IP. O adresă IP CIDR arată ca o adresă IP normală exceptând faptul că se termină cu un caracter slash urmat de un număr; spre exemplu 192.168.0.0/16. CIDR este descris în <text:a xlink:type="simple" xlink:href="http://rfc.net/rfc1519.html"><text:span text:style-name="Internet_20_link">RFC 1519</text:span></text:a>. </text:p>
          </table:table-cell>
        </table:table-row>
      </table:table>
      <text:p text:style-name="P11">Acum, că ne-am configurat interfaţa, o putem porni şi opri prin utilizarea următoarelor comenzi. </text:p>
      <table:table table:name="Table325" table:style-name="Table325">
        <table:table-column table:style-name="Table325.A"/>
        <text:soft-page-break/>
        <table:table-row table:style-name="Table325.1">
          <table:table-cell table:style-name="Table325.A1" office:value-type="string">
            <text:p text:style-name="P12"><text:bookmark text:name="book_part4_chap1__chap1_pre3"/>Cod 1.3: Pornirea şi oprirea script-urilor de reţea</text:p>
          </table:table-cell>
        </table:table-row>
        <table:table-row table:style-name="Table325.1">
          <table:table-cell table:style-name="Table325.A2" office:value-type="string">
            <text:p text:style-name="P13"># <text:span text:style-name="code-input">/etc/init.d/net.eth0 start</text:span></text:p>
            <text:p text:style-name="P13"># <text:span text:style-name="code-input">/etc/init.d/net.eth0 stop</text:span></text:p>
          </table:table-cell>
        </table:table-row>
      </table:table>
      <text:p text:style-name="P2"/>
      <table:table table:name="Table326" table:style-name="Table326">
        <table:table-column table:style-name="Table326.A"/>
        <table:table-row table:style-name="Table326.1">
          <table:table-cell table:style-name="Table326.A1" office:value-type="string">
            <text:p text:style-name="P16"><text:span text:style-name="T2">Important: </text:span>Când aveţi probleme cu reţeaua, este recomandat să setaţi <text:span text:style-name="code">RC_VERBOSE="yes"</text:span> în <text:span text:style-name="path">/etc/conf.d/rc</text:span> pentru a vi se afişa mai multe informaţii despre ceea ce se intâmplă. </text:p>
          </table:table-cell>
        </table:table-row>
      </table:table>
      <text:p text:style-name="P11">Acum, că aţi pornit şi oprit cu succes interfaţa dvs. de reţea, este posibil să doriţi să o porniţi odată cu pornirea sistemului. Iată cum puteţi face acest lucru. Ultima comandă "rc" în specifică sistemului Gentoo să pornească orice script-uri din nivelul de iniţializare curent, ce nu au fost pornite, încă. </text:p>
      <table:table table:name="Table327" table:style-name="Table327">
        <table:table-column table:style-name="Table327.A"/>
        <table:table-row table:style-name="Table327.1">
          <table:table-cell table:style-name="Table327.A1" office:value-type="string">
            <text:p text:style-name="P12">Cod 2.7: Configurarea unei interfeţe de reţea pentru a porni la boot</text:p>
          </table:table-cell>
        </table:table-row>
        <table:table-row table:style-name="Table327.1">
          <table:table-cell table:style-name="Table327.A2" office:value-type="string">
            <text:p text:style-name="P13"># <text:span text:style-name="code-input">rc-update add net.eth0 default</text:span></text:p>
            <text:p text:style-name="P13"># <text:span text:style-name="code-input">rc</text:span></text:p>
          </table:table-cell>
        </table:table-row>
      </table:table>
      <text:h text:style-name="P10" text:outline-level="3"><text:bookmark text:name="book_part4_chap2"/>2. Configurarea Avansată</text:h>
      <text:p text:style-name="P15"><text:bookmark text:name="book_part4_chap2__chap1"/><text:span text:style-name="chapnum">2.a. </text:span>Configurare Avansată</text:p>
      <text:p text:style-name="P11">Variabila <text:span text:style-name="code">config_eth0</text:span> reprezintă inima configuraţiei unei interfeţe. Este o listă de instrucţiuni de nivel înalt pentru configurarea interfeţei (<text:span text:style-name="code">eth0</text:span> în acest caz). Fiecare comandă din lista de instrucţiuni este executată secvenţial. Interfaţa este considerată OK dacă cel puţin o comandă funcţionează. </text:p>
      <text:p text:style-name="P11">Iată o listă de instrucţiuni integrate: </text:p>
      <table:table table:name="Table328" table:style-name="Table328">
        <table:table-column table:style-name="Table328.A"/>
        <table:table-column table:style-name="Table328.B"/>
        <table:table-row table:style-name="Table328.1">
          <table:table-cell table:style-name="Table328.A1" office:value-type="string">
            <text:p text:style-name="P4">Commandă</text:p>
          </table:table-cell>
          <table:table-cell table:style-name="Table328.A1" office:value-type="string">
            <text:p text:style-name="P4">Descriere</text:p>
          </table:table-cell>
        </table:table-row>
        <table:table-row table:style-name="Table328.1">
          <table:table-cell table:style-name="Table328.A1" office:value-type="string">
            <text:p text:style-name="P7"><text:span text:style-name="code">null</text:span></text:p>
          </table:table-cell>
          <table:table-cell table:style-name="Table328.A1" office:value-type="string">
            <text:p text:style-name="P7">Nu face nimic</text:p>
          </table:table-cell>
        </table:table-row>
        <table:table-row table:style-name="Table328.1">
          <table:table-cell table:style-name="Table328.A1" office:value-type="string">
            <text:p text:style-name="P7"><text:span text:style-name="code">noop</text:span></text:p>
          </table:table-cell>
          <table:table-cell table:style-name="Table328.A1" office:value-type="string">
            <text:p text:style-name="P7">Dacă interfaţa este activă şi există o adresă, atunci anulează configurarea cu succes </text:p>
          </table:table-cell>
        </table:table-row>
        <table:table-row table:style-name="Table328.1">
          <table:table-cell table:style-name="Table328.A1" office:value-type="string">
            <text:p text:style-name="P7">o adresă IPv4 sau IPv6</text:p>
          </table:table-cell>
          <table:table-cell table:style-name="Table328.A1" office:value-type="string">
            <text:p text:style-name="P7">Adaugă adresa interfeţei</text:p>
          </table:table-cell>
        </table:table-row>
        <table:table-row table:style-name="Table328.1">
          <table:table-cell table:style-name="Table328.A1" office:value-type="string">
            <text:p text:style-name="P7"><text:span text:style-name="code">dhcp</text:span>, <text:span text:style-name="code">adsl</text:span> sau <text:span text:style-name="code">apipa</text:span> (sau o anumită comandă dintr-un modul extern) </text:p>
          </table:table-cell>
          <table:table-cell table:style-name="Table328.A1" office:value-type="string">
            <text:p text:style-name="P7">Rulează modulul ce oferă comanda. Spre exemplu, <text:span text:style-name="code">dhcp</text:span> va rula un modul ce oferă DHCP, care poate fi, ori <text:span text:style-name="code">dhcpcd</text:span>, <text:span text:style-name="code">udhcpc</text:span>, <text:span text:style-name="code">dhclient</text:span> sau <text:span text:style-name="code">pump</text:span>. </text:p>
          </table:table-cell>
        </table:table-row>
      </table:table>
      <text:p text:style-name="P11">Dacă o comandă returnează eroare, puteţi specifica o comandă de revenire. Aceasta trebuie să se potrivească în structura configuraţiei exact. </text:p>
      <text:p text:style-name="P11">Puteţi înlănţui aceste comenzi împreună. Iată unele exemple din lumea reală. </text:p>
      <table:table table:name="Table329" table:style-name="Table329">
        <table:table-column table:style-name="Table329.A"/>
        <text:soft-page-break/>
        <table:table-row table:style-name="Table329.1">
          <table:table-cell table:style-name="Table329.A1" office:value-type="string">
            <text:p text:style-name="P12"><text:bookmark text:name="book_part4_chap2__chap1_pre1"/>Cod 1.1: Exemple de configurare</text:p>
          </table:table-cell>
        </table:table-row>
        <table:table-row table:style-name="Table329.1">
          <table:table-cell table:style-name="Table329.A2" office:value-type="string">
            <text:p text:style-name="P13"><text:span text:style-name="code-comment"># Adăugarea a trei adrese IPv4</text:span></text:p>
            <text:p text:style-name="P13">config_eth0=(</text:p>
            <text:p text:style-name="P13"><text:span text:style-name="T3"><text:s text:c="2"/></text:span>"192.168.0.2/24"</text:p>
            <text:p text:style-name="P13"><text:span text:style-name="T3"><text:s text:c="2"/></text:span>"192.168.0.3/24"</text:p>
            <text:p text:style-name="P13"><text:span text:style-name="T3"><text:s text:c="2"/></text:span>"192.168.0.4/24"</text:p>
            <text:p text:style-name="P13">)</text:p>
            <text:p text:style-name="P13"/>
            <text:p text:style-name="P13"><text:span text:style-name="code-comment"># Adăugarea unei adrese IPv4 şi a două adrese IPv6</text:span></text:p>
            <text:p text:style-name="P13">config_eth0=(</text:p>
            <text:p text:style-name="P13"><text:span text:style-name="T3"><text:s text:c="2"/></text:span>"192.168.0.2/24"</text:p>
            <text:p text:style-name="P13"><text:span text:style-name="T3"><text:s text:c="2"/></text:span>"4321:0:1:2:3:4:567:89ab"</text:p>
            <text:p text:style-name="P13"><text:span text:style-name="T3"><text:s text:c="2"/></text:span>"4321:0:1:2:3:4:567:89ac"</text:p>
            <text:p text:style-name="P13">)</text:p>
            <text:p text:style-name="P13"/>
            <text:p text:style-name="P13"><text:span text:style-name="code-comment"># Păstraţi adresa desemnată de kernel, dacă interfaţa nu se activează</text:span></text:p>
            <text:p text:style-name="P13"><text:span text:style-name="code-comment"># deci desemnează o altă adresă prin DHCP. Dacă DHCP returnează eroare</text:span></text:p>
            <text:p text:style-name="P13"><text:span text:style-name="code-comment"># atunci adaugă o adresă statică determinată de APIPA</text:span></text:p>
            <text:p text:style-name="P13">config_eth0=(</text:p>
            <text:p text:style-name="P13"><text:span text:style-name="T3"><text:s text:c="2"/></text:span>"noop"</text:p>
            <text:p text:style-name="P13"><text:span text:style-name="T3"><text:s text:c="2"/></text:span>"dhcp"</text:p>
            <text:p text:style-name="P13">)</text:p>
            <text:p text:style-name="P13">fallback_eth0=(</text:p>
            <text:p text:style-name="P13"><text:span text:style-name="T3"><text:s text:c="2"/></text:span>"null"</text:p>
            <text:p text:style-name="P13"><text:span text:style-name="T3"><text:s text:c="2"/></text:span>"apipa"</text:p>
            <text:p text:style-name="P13">)</text:p>
          </table:table-cell>
        </table:table-row>
      </table:table>
      <text:p text:style-name="P2"/>
      <table:table table:name="Table330" table:style-name="Table330">
        <table:table-column table:style-name="Table330.A"/>
        <table:table-row table:style-name="Table330.1">
          <table:table-cell table:style-name="Table330.A1" office:value-type="string">
            <text:p text:style-name="P16"><text:span text:style-name="T2">Notă: </text:span>Când utilizaţi modulul <text:span text:style-name="code">ifconfig</text:span> şi adăugaţi una sau mai multe adrese, aliasurile interfeţelor sunt create pentru fiecare adresă suplimentară. Deci, cu exemplele de mai sus, veţi avea interfeţele <text:span text:style-name="code">eth0</text:span>, <text:span text:style-name="code">eth0:1</text:span> şi <text:span text:style-name="code">eth0:2</text:span>. Nu puteţi face nimic special cu aceste interfeţe, deoarece kernel-ul sau alte aplicaţii vor trata <text:span text:style-name="code">eth0:1</text:span> şi <text:span text:style-name="code">eth0:2</text:span> ca <text:span text:style-name="code">eth0</text:span>. </text:p>
          </table:table-cell>
        </table:table-row>
      </table:table>
      <text:p text:style-name="P2"/>
      <table:table table:name="Table331" table:style-name="Table331">
        <table:table-column table:style-name="Table331.A"/>
        <table:table-row table:style-name="Table331.1">
          <table:table-cell table:style-name="Table331.A1" office:value-type="string">
            <text:p text:style-name="P16"><text:span text:style-name="T2">Important: </text:span>Ordinea comenzilor de revenire este importantă! Dacă nu am specificat opţiunea <text:span text:style-name="code">null</text:span>, atunci comanda <text:span text:style-name="code">apipa</text:span> va fi rulată doar în cazul în care comanda <text:span text:style-name="code">noop</text:span> returnează eroare. </text:p>
          </table:table-cell>
        </table:table-row>
      </table:table>
      <text:p text:style-name="P2"/>
      <table:table table:name="Table332" table:style-name="Table332">
        <table:table-column table:style-name="Table332.A"/>
        <table:table-row table:style-name="Table332.1">
          <table:table-cell table:style-name="Table332.A1" office:value-type="string">
            <text:p text:style-name="P16"><text:span text:style-name="T2">Notă: </text:span><text:a xlink:type="simple" xlink:href="http://www.gentoo.org/doc/ro/handbook/handbook-x86.xml?full=1#apipa"><text:span text:style-name="Internet_20_link">APIPA</text:span></text:a> şi <text:a xlink:type="simple" xlink:href="http://www.gentoo.org/doc/ro/handbook/handbook-x86.xml?full=1#dhcp"><text:span text:style-name="Internet_20_link">DHCP</text:span></text:a> sunt tratate ulterior. </text:p>
          </table:table-cell>
        </table:table-row>
      </table:table>
      <text:p text:style-name="P15"><text:bookmark text:name="book_part4_chap2__chap2"/>2.b. Dependenţe de Reţea</text:p>
      <text:p text:style-name="P11">Script-urile de iniţializare din <text:span text:style-name="path">/etc/init.d</text:span> pot depinde de o anumită interfaţă de reţea sau doar de net. <text:span text:style-name="code">net</text:span> poate fi definit în <text:span text:style-name="path">/etc/conf.d/rc</text:span> să aibă o altă însemnătate prin utilizarea variabilei <text:span text:style-name="code">RC_NET_STRICT_CHECKING</text:span>. </text:p>
      <table:table table:name="Table333" table:style-name="Table333">
        <table:table-column table:style-name="Table333.A"/>
        <table:table-column table:style-name="Table333.B"/>
        <table:table-row table:style-name="Table333.1">
          <table:table-cell table:style-name="Table333.A1" office:value-type="string">
            <text:p text:style-name="P4">Valoare</text:p>
          </table:table-cell>
          <table:table-cell table:style-name="Table333.A1" office:value-type="string">
            <text:p text:style-name="P4">Descriere</text:p>
          </table:table-cell>
        </table:table-row>
        <table:table-row table:style-name="Table333.1">
          <table:table-cell table:style-name="Table333.A1" office:value-type="string">
            <text:p text:style-name="P7"><text:span text:style-name="code">none</text:span></text:p>
          </table:table-cell>
          <table:table-cell table:style-name="Table333.A1" office:value-type="string">
            <text:p text:style-name="P7">Serviciul <text:span text:style-name="path">net</text:span> este considerat întotdeauna activ</text:p>
          </table:table-cell>
        </table:table-row>
        <table:table-row table:style-name="Table333.1">
          <table:table-cell table:style-name="Table333.A1" office:value-type="string">
            <text:p text:style-name="P7"><text:span text:style-name="code">no</text:span></text:p>
          </table:table-cell>
          <table:table-cell table:style-name="Table333.A1" office:value-type="string">
            <text:p text:style-name="P7">În principiu, aceasta înseamnă că cel puţin un serviciu <text:span text:style-name="path">net.*</text:span> în afară de <text:span text:style-name="path">net.lo</text:span> trebuie să fie activ. Aceasta poate fi utilizată de utilizatorii de sisteme notebook ce deţin o interfaţă WIFI şi o interfaţă statică, şi doresc ca doar una să fie activă în orice moment <text:soft-page-break/>au nevoie de o interfaţă activă. </text:p>
          </table:table-cell>
        </table:table-row>
        <table:table-row table:style-name="Table333.1">
          <table:table-cell table:style-name="Table333.A1" office:value-type="string">
            <text:p text:style-name="P7"><text:span text:style-name="code">lo</text:span></text:p>
          </table:table-cell>
          <table:table-cell table:style-name="Table333.A1" office:value-type="string">
            <text:p text:style-name="P7">Aceasta este similară cu opţiunea <text:span text:style-name="code">no</text:span>, numai că şi <text:span text:style-name="path">net.lo</text:span> este luată în considerare. Acest lucru este folositor utilizatorilor cărora nu le pasă ca o anume interfaţă de reţea să fie activă la boot. </text:p>
          </table:table-cell>
        </table:table-row>
        <table:table-row table:style-name="Table333.1">
          <table:table-cell table:style-name="Table333.A1" office:value-type="string">
            <text:p text:style-name="P7"><text:span text:style-name="code">yes</text:span></text:p>
          </table:table-cell>
          <table:table-cell table:style-name="Table333.A1" office:value-type="string">
            <text:p text:style-name="P7">Pentru aceasta, TOATE interfeţele de reţea TREBUIE să fie active pentru ca serviciul <text:span text:style-name="path">net</text:span> să fie considerat activ. </text:p>
          </table:table-cell>
        </table:table-row>
      </table:table>
      <text:p text:style-name="P11">Dar ce se întâmplă în situaţia în care <text:span text:style-name="path">net.br0</text:span> depinde de <text:span text:style-name="path">net.eth0</text:span> şi <text:span text:style-name="path">net.eth1</text:span>? <text:span text:style-name="path">net.eth1</text:span> poate fi un dispozitiv wireless sau PPP ce necesită configurare înainte să fie adăugate în bridge. Aceasta nu se poate înfăptui dacă <text:span text:style-name="path">/etc/init.d/net.br0</text:span> este un link simbolic la <text:span text:style-name="path">net.lo</text:span>. </text:p>
      <text:p text:style-name="P11">Răspunsul este crearea propriei funcţii <text:span text:style-name="code">depend()</text:span> în <text:span text:style-name="path">/etc/conf.d/net</text:span> </text:p>
      <table:table table:name="Table334" table:style-name="Table334">
        <table:table-column table:style-name="Table334.A"/>
        <table:table-row table:style-name="Table334.1">
          <table:table-cell table:style-name="Table334.A1" office:value-type="string">
            <text:p text:style-name="P12"><text:bookmark text:name="book_part4_chap2__chap2_pre1"/>Cod 2.1: dependenţă net.br0 în /etc/conf.d/net</text:p>
          </table:table-cell>
        </table:table-row>
        <table:table-row table:style-name="Table334.1">
          <table:table-cell table:style-name="Table334.A2" office:value-type="string">
            <text:p text:style-name="P13"><text:span text:style-name="code-comment"># Puteţi utiliza orice dependenţă (use, after, before) ca în script-urile curente</text:span></text:p>
            <text:p text:style-name="P13">depend_br0() {</text:p>
            <text:p text:style-name="P13"><text:span text:style-name="T3"><text:s text:c="2"/></text:span>need net.eth0 net.eth1</text:p>
            <text:p text:style-name="P13">}</text:p>
          </table:table-cell>
        </table:table-row>
      </table:table>
      <text:p text:style-name="P11">Pentru o discuţie mai detaliată despre dependenţă, consultaţi secţiunea <text:a xlink:type="simple" xlink:href="http://www.gentoo.org/doc/ro/handbook/handbook-x86.xml?full=1#book_part2_chap4__chap4"><text:span text:style-name="Internet_20_link">"Scrierea Script-urilor de Iniţializare"</text:span></text:a> din Manualul Gentoo. </text:p>
      <text:p text:style-name="P15"><text:bookmark text:name="variable_name"/><text:span text:style-name="chapnum">6.c. </text:span>Nume de variabile şi valori</text:p>
      <text:p text:style-name="P11">Numele de variabile este dinamic. Acestea urmează în mod normal, structura de <text:span text:style-name="code">variabila_${interfata|mac|essid|apmac}</text:span>. Spre exemplu, variabila <text:span text:style-name="code">dhcpcd_eth0</text:span> are ca valoare opţiunile dhcpcd pentru eth0 şi <text:span text:style-name="code">dhcpcd_essid</text:span> are ca valoare opţiunile dhcpcd când oricare interfaţă se conectează la numele ESSID "essid". </text:p>
      <text:p text:style-name="P11">Oricum, nu este nici o regulă principală şi rapidă ce defineşte faptul că numele interfeţelor trebuie să fie ethx. De fapt, multe interfeţe wireless au numele interfeţelor ca wlanx, rax cât şi ethx. De asemenea, unele interfeţe definite de utilizator, cum ar fi sisteme bridge, li se poate desemna orice nume, cum ar fi foo. Mai interesant, dispozitivele wireless Access Point pot avea nume cu caractere non-alfanumerice conţinute - aceasta este important, deoarece puteţi configura parametrii de reţea pentru fiecare nume ESSID. </text:p>
      <text:p text:style-name="P11">Dezavantajul îl reprezintă faptul că Gentoo utilizează variabile bash pentru reţea - iar bash nu poate utiliza altceva în afara caracterelor alfanumerice din engleză. Pentru a trece peste această limitare, noi modificăm fiecare caracter ce nu este unul alfanumeric englezesc, într-un caracter <text:span text:style-name="code">_</text:span>. </text:p>
      <text:p text:style-name="P11">Un alt dezavantaj al bash este conţinutul variabilelor - unele caractere trebuie să fie reprezentate escape. Aceasta se poate efectua prin plasarea caracterului <text:span text:style-name="code">\</text:span> în faţa caracterului ce trebuie <text:soft-page-break/>reprezentat escape. Mai jos aveţi o listă a caracterelor ce trebuie reprezentate escape în acest mod: <text:span text:style-name="code">"</text:span>, <text:span text:style-name="code">'</text:span> şi <text:span text:style-name="code">\</text:span>. </text:p>
      <text:p text:style-name="P11">În acest exemplu, vom utiliza nume wireless ESSID, deoarece acestea pot conţine cea mai mare plajă de caractere. Vom utiliza ESSID <text:span text:style-name="code">My "\ NET</text:span>. </text:p>
      <table:table table:name="Table335" table:style-name="Table335">
        <table:table-column table:style-name="Table335.A"/>
        <table:table-row table:style-name="Table335.1">
          <table:table-cell table:style-name="Table335.A1" office:value-type="string">
            <text:p text:style-name="P12"><text:bookmark text:name="book_part4_chap2__chap3_pre1"/>Cod 3.1: exemplu de nume de variabilă</text:p>
          </table:table-cell>
        </table:table-row>
        <table:table-row table:style-name="Table335.1">
          <table:table-cell table:style-name="Table335.A2" office:value-type="string">
            <text:p text:style-name="P13"><text:span text:style-name="code-comment"># Aceasta funcţionează, însă domeniul este invalid</text:span></text:p>
            <text:p text:style-name="P13">dns_domain_My____NET="My \"\\ NET"</text:p>
            <text:p text:style-name="P13"/>
            <text:p text:style-name="P13"><text:span text:style-name="code-comment"># Comanda de mai sus setează domeniul dns la valoarea My "\ NET când o placă wireless</text:span></text:p>
            <text:p text:style-name="P13"><text:span text:style-name="code-comment"># se conectează la un dispozitiv AP al cărui nume ESSID este My "\ NET</text:span></text:p>
          </table:table-cell>
        </table:table-row>
      </table:table>
      <text:h text:style-name="P10" text:outline-level="3"><text:bookmark text:name="book_part4_chap3"/>3. Reţelistica Modulară</text:h>
      <text:p text:style-name="P15"><text:bookmark text:name="book_part4_chap3__chap1"/><text:span text:style-name="chapnum">3.a. </text:span>Module de Reţea</text:p>
      <text:p text:style-name="P11">Acum suportăm script-uri de reţea modulare, ceea ce înseamnă că puteţi adăuga cu uşurinţă suport pentru tipuri noi de interfeţe şi module de configurare păstrând compatibilitatea cu cele existente. </text:p>
      <text:p text:style-name="P11">Modulele se încarcă implicit în cazul în care pachetul necesar pentru acestea este instalat. Dacă specificaţi un modul aici ce nu are pachetul corespondent instalat, atunci veţi primi o eroare ce va indica numele pachetului ce trebuie instalat. În mod ideal, puteţi utiliza setările modulelor deja prezente atunci când aveţi unul sau mai multe pachete ce oferă acelaşi serviciu şi îl preferaţi pe unul dintre acestea relativ la celălalt. </text:p>
      <table:table table:name="Table336" table:style-name="Table336">
        <table:table-column table:style-name="Table336.A"/>
        <table:table-row table:style-name="Table336.1">
          <table:table-cell table:style-name="Table336.A1" office:value-type="string">
            <text:p text:style-name="P16"><text:span text:style-name="T2">Notă: </text:span>Toate setările discutate aici sunt prezente în fişierul <text:span text:style-name="path">/etc/conf.d/net</text:span>, în cazul în care nu este specificat altfel. </text:p>
          </table:table-cell>
        </table:table-row>
      </table:table>
      <text:p text:style-name="P2"><text:bookmark text:name="book_part4_chap3__chap1_pre1"/></text:p>
      <table:table table:name="Table337" table:style-name="Table337">
        <table:table-column table:style-name="Table337.A"/>
        <table:table-row table:style-name="Table337.1">
          <table:table-cell table:style-name="Table337.A1" office:value-type="string">
            <text:p text:style-name="P12">Cod 1.1: Preferenţa modulelor</text:p>
          </table:table-cell>
        </table:table-row>
        <table:table-row table:style-name="Table337.1">
          <table:table-cell table:style-name="Table337.A2" office:value-type="string">
            <text:p text:style-name="P13"><text:span text:style-name="code-comment"># Preferaţi iproute2 în locul ifconfig</text:span></text:p>
            <text:p text:style-name="P13">modules=( "iproute2" )</text:p>
            <text:p text:style-name="P13"/>
            <text:p text:style-name="P13"><text:span text:style-name="code-comment"># Puteţi, de asemenea, să specificaţi şi alte module pentru</text:span></text:p>
            <text:p text:style-name="P13"><text:span text:style-name="code-comment"># o interfaţă. În acest caz preferăm udhcpc în locul dhcpcd</text:span></text:p>
            <text:p text:style-name="P13">modules_eth0=( "udhcpc" )</text:p>
            <text:p text:style-name="P13"/>
            <text:p text:style-name="P13"><text:span text:style-name="code-comment"># Puteţi, de asemenea, să specificaţi ce module să nu fie utilizate - spre exemplu</text:span></text:p>
            <text:p text:style-name="P13"><text:span text:style-name="code-comment"># aţi putea utiliza un o aplicaţie supplicant sau linux-wlan-ng pentru a controla</text:span></text:p>
            <text:p text:style-name="P13"><text:span text:style-name="code-comment"># configuraţia wireless, dar totuşi doriţi să configuraţi setările de reţea pentru</text:span></text:p>
            <text:p text:style-name="P13"><text:span text:style-name="code-comment">fiecare ESSID asociat.</text:span></text:p>
            <text:p text:style-name="P13">modules=( "!iwconfig" )</text:p>
          </table:table-cell>
        </table:table-row>
      </table:table>
      <text:p text:style-name="P15"><text:bookmark text:name="book_part4_chap3__chap2"/>3.b. Aplicaţii pentru manipularea interfeţelor</text:p>
      <text:p text:style-name="P11"><text:soft-page-break/>Oferim două aplicaţii pentru a manipula interfeţele, şi anume: <text:span text:style-name="code">ifconfig</text:span> şi <text:span text:style-name="code">iproute2</text:span>. Aveţi nevoie de unul dintre acestea pentru a efectua orice tip de configurare de reţea. </text:p>
      <text:p text:style-name="P11"><text:span text:style-name="code">ifconfig</text:span> este, momentan, implicit în Gentoo şi este inclus în profilul de sistem. <text:span text:style-name="code">iproute2</text:span> este un pachet mult mai puternic şi flexibil, dar nu este inclus implicit. </text:p>
      <table:table table:name="Table338" table:style-name="Table338">
        <table:table-column table:style-name="Table338.A"/>
        <table:table-row table:style-name="Table338.1">
          <table:table-cell table:style-name="Table338.A1" office:value-type="string">
            <text:p text:style-name="P12"><text:bookmark text:name="book_part4_chap3__chap2_pre1"/>Cod 2.1: Pentru a instala iproute2</text:p>
          </table:table-cell>
        </table:table-row>
        <table:table-row table:style-name="Table338.1">
          <table:table-cell table:style-name="Table338.A2" office:value-type="string">
            <text:p text:style-name="P13"># <text:span text:style-name="code-input">emerge sys-apps/iproute2</text:span></text:p>
            <text:p text:style-name="P13"/>
            <text:p text:style-name="P13"><text:span text:style-name="code-comment"># Pentru a prefera iproute2 în locul ifconfig, în cazul în care ambele sunt instalate</text:span></text:p>
            <text:p text:style-name="P13">modules=( "iproute2" )</text:p>
          </table:table-cell>
        </table:table-row>
      </table:table>
      <text:p text:style-name="P11">Deoarece, atât <text:span text:style-name="code">ifconfig</text:span> cât şi <text:span text:style-name="code">iproute2</text:span> efectuează acţiuni similare, noi permitem o configurare de bază pentru a funcţiona cu fiecare. Spre exemplu, ambele exemple de cod de mai jos funcţionează, indiferent de modulul utilizat. </text:p>
      <table:table table:name="Table339" table:style-name="Table339">
        <table:table-column table:style-name="Table339.A"/>
        <table:table-row table:style-name="Table339.1">
          <table:table-cell table:style-name="Table339.A1" office:value-type="string">
            <text:p text:style-name="P12"><text:bookmark text:name="book_part4_chap3__chap2_pre2"/>Cod 2.2: exemple ifconfig şi iproute2</text:p>
          </table:table-cell>
        </table:table-row>
        <table:table-row table:style-name="Table339.1">
          <table:table-cell table:style-name="Table339.A2" office:value-type="string">
            <text:p text:style-name="P13">config_eth0=( "192.168.0.2/24" )</text:p>
            <text:p text:style-name="P13">config_eth0=( "192.168.0.2 netmask 255.255.255.0" )</text:p>
            <text:p text:style-name="P13"/>
            <text:p text:style-name="P13"><text:span text:style-name="code-comment"># Putem specifica, de asemenea, şi adresa de difuzare</text:span></text:p>
            <text:p text:style-name="P13">config_eth0=( "192.168.0.2/24 brd 192.168.0.255" )</text:p>
            <text:p text:style-name="P13">config_eth0=( "192.168.0.2 netmask 255.255.255.0 broadcast 192.168.0.255" )</text:p>
          </table:table-cell>
        </table:table-row>
      </table:table>
      <text:p text:style-name="P15"><text:bookmark text:name="dhcp"/><text:bookmark text:name="book_part4_chap3__chap3"/>3.c. DHCP</text:p>
      <text:p text:style-name="P11">DHCP este utilizat la obţinerea informaţiilor de reţea (adresă IP, server-e DNS, Gateway, etc) de la un server DHCP. Aceasta înseamnă că, dacă există un server DHCP ce rulează în reţeaua dvs., trebuie doar să-i specificaţi fiecărui client să utilizeze DHCP iar acesta setează reţeaua singur. Bineînţeles, va trebui să configuraţi alte opţiuni, cum ar fi cele de wireless, PPP şi altele, dacă este necesar, înainte de a putea utiliza DHCP. </text:p>
      <text:p text:style-name="P11">DHCP poate fi oferit de <text:span text:style-name="code">dhclient</text:span>, <text:span text:style-name="code">dhcpcd</text:span>, <text:span text:style-name="code">pump</text:span> sau <text:span text:style-name="code">udhcpc</text:span>. Fiecare modul DHCP are argumentele sale pro şi contra - iată un sumar. </text:p>
      <table:table table:name="Table340" table:style-name="Table340">
        <table:table-column table:style-name="Table340.A"/>
        <table:table-column table:style-name="Table340.B"/>
        <table:table-column table:style-name="Table340.C"/>
        <table:table-column table:style-name="Table340.D"/>
        <table:table-row table:style-name="Table340.1">
          <table:table-cell table:style-name="Table340.A1" office:value-type="string">
            <text:p text:style-name="P4">Modul DHCP</text:p>
          </table:table-cell>
          <table:table-cell table:style-name="Table340.A1" office:value-type="string">
            <text:p text:style-name="P4">Pachet</text:p>
          </table:table-cell>
          <table:table-cell table:style-name="Table340.A1" office:value-type="string">
            <text:p text:style-name="P4">Pro</text:p>
          </table:table-cell>
          <table:table-cell table:style-name="Table340.A1" office:value-type="string">
            <text:p text:style-name="P4">Contra</text:p>
          </table:table-cell>
        </table:table-row>
        <table:table-row table:style-name="Table340.1">
          <table:table-cell table:style-name="Table340.A1" office:value-type="string">
            <text:p text:style-name="P7"><text:span text:style-name="code">dhclient</text:span></text:p>
          </table:table-cell>
          <table:table-cell table:style-name="Table340.A1" office:value-type="string">
            <text:p text:style-name="P7"><text:span text:style-name="code">net-misc/dhcp</text:span></text:p>
          </table:table-cell>
          <table:table-cell table:style-name="Table340.A1" office:value-type="string">
            <text:p text:style-name="P7">Dezvoltat de ISC, aceiaşi oameni care dezvoltă BIND DNS. Foarte configurabil </text:p>
          </table:table-cell>
          <table:table-cell table:style-name="Table340.A1" office:value-type="string">
            <text:p text:style-name="P7">Configurarea este foarte complexă, aplicaţia este oarecum mare, nu poate transfera server-ele NTP de la DHCP, nu trimite nici un nume de gazdă implicit </text:p>
          </table:table-cell>
        </table:table-row>
        <table:table-row table:style-name="Table340.1">
          <table:table-cell table:style-name="Table340.A1" office:value-type="string">
            <text:p text:style-name="P7"><text:span text:style-name="code">dhcpcd</text:span></text:p>
          </table:table-cell>
          <table:table-cell table:style-name="Table340.A1" office:value-type="string">
            <text:p text:style-name="P7"><text:span text:style-name="code">net-misc/dhcpcd</text:span></text:p>
          </table:table-cell>
          <table:table-cell table:style-name="Table340.A1" office:value-type="string">
            <text:p text:style-name="P7">De mult timp, implicit în Gentoo, nu se bazează pe utilitare externe </text:p>
          </table:table-cell>
          <table:table-cell table:style-name="Table340.A1" office:value-type="string">
            <text:p text:style-name="P7">Nu mai este menţinut de dezvoltatori, poate fi încet ca timpi, nu devine daemon când timpul de asociere este infinit </text:p>
          </table:table-cell>
        </table:table-row>
        <table:table-row table:style-name="Table340.1">
          <table:table-cell table:style-name="Table340.A1" office:value-type="string">
            <text:p text:style-name="P7"><text:span text:style-name="code">pump</text:span></text:p>
          </table:table-cell>
          <table:table-cell table:style-name="Table340.A1" office:value-type="string">
            <text:p text:style-name="P7"><text:span text:style-name="code">net-</text:span><text:soft-page-break/><text:span text:style-name="code">misc/pump</text:span></text:p>
          </table:table-cell>
          <table:table-cell table:style-name="Table340.A1" office:value-type="string">
            <text:p text:style-name="P7">Foarte simplu, nu se <text:soft-page-break/>bazează pe utilitare externe </text:p>
          </table:table-cell>
          <table:table-cell table:style-name="Table340.A1" office:value-type="string">
            <text:p text:style-name="P7">Nu mai este menţinut de dezvoltatori, nu <text:soft-page-break/>este de încredere, în special pentru dispozitive modem, nu poate prelua server-e NIS de la DHCP </text:p>
          </table:table-cell>
        </table:table-row>
        <table:table-row table:style-name="Table340.1">
          <table:table-cell table:style-name="Table340.A1" office:value-type="string">
            <text:p text:style-name="P7"><text:span text:style-name="code">udhcpc</text:span></text:p>
          </table:table-cell>
          <table:table-cell table:style-name="Table340.A1" office:value-type="string">
            <text:p text:style-name="P7"><text:span text:style-name="code">net-misc/udhcp</text:span></text:p>
          </table:table-cell>
          <table:table-cell table:style-name="Table340.A1" office:value-type="string">
            <text:p text:style-name="P7">Foarte simplu - cel mai mic client DHCP cunoscut, dezvoltat pentru sisteme integrate </text:p>
          </table:table-cell>
          <table:table-cell table:style-name="Table340.A1" office:value-type="string">
            <text:p text:style-name="P7">Nu este verificat - nici o distribuţie nu îl utilizează implicit, nu se poate defini un timp peste 3 secunde </text:p>
          </table:table-cell>
        </table:table-row>
      </table:table>
      <text:p text:style-name="P11">Dacă aveţi mai mult de un client DHCP instalat, trebuie să specificaţi pe care să-l utilizaţi - altfel utilizăm implicit <text:span text:style-name="code">dhcpcd</text:span>, dacă este disponibil. </text:p>
      <text:p text:style-name="P11">Pentru a transmite opţiuni specifice modulului dhcp, utilizaţi <text:span text:style-name="code">modul_eth0="..."</text:span> <text:span text:style-name="Emphasis1">(modificaţi modulul cu numele clientului DHCP pe care îl utilizaţi - spre ex. </text:span><text:span text:style-name="code">dhcpcd_eth0</text:span><text:span text:style-name="Emphasis1">)</text:span> </text:p>
      <text:p text:style-name="P11">Încercăm să facem DHCP relativ agnostic - astfel, suportăm următoarele comenzi utilizând variabila <text:span text:style-name="code">dhcp_eth0</text:span>. Implicit nu este setată nici una dintre opţiuni </text:p>
      <text:list xml:id="list395740279752799940" text:style-name="WW8Num32">
        <text:list-item>
          <text:p text:style-name="P8"><text:span text:style-name="code">release</text:span> - eliberează adresa IP pentru re-utilizare</text:p>
        </text:list-item>
        <text:list-item>
          <text:p text:style-name="P5"><text:span text:style-name="code">nodns</text:span> - nu suprascrie <text:span text:style-name="path">/etc/resolv.conf</text:span> </text:p>
        </text:list-item>
        <text:list-item>
          <text:p text:style-name="P5"><text:span text:style-name="code">nontp</text:span> - nu suprascrie <text:span text:style-name="path">/etc/ntp.conf</text:span> </text:p>
        </text:list-item>
        <text:list-item>
          <text:p text:style-name="P9"><text:span text:style-name="code">nonis</text:span> - nu suprascrie <text:span text:style-name="path">/etc/yp.conf</text:span> </text:p>
        </text:list-item>
      </text:list>
      <table:table table:name="Table341" table:style-name="Table341">
        <table:table-column table:style-name="Table341.A"/>
        <table:table-row table:style-name="Table341.1">
          <table:table-cell table:style-name="Table341.A1" office:value-type="string">
            <text:p text:style-name="P12"><text:bookmark text:name="book_part4_chap3__chap3_pre1"/>Cod 3.1: Exemplu de configurare DHCP din /etc/conf.d/net</text:p>
          </table:table-cell>
        </table:table-row>
        <table:table-row table:style-name="Table341.1">
          <table:table-cell table:style-name="Table341.A2" office:value-type="string">
            <text:p text:style-name="P13"><text:span text:style-name="code-comment"># Necesar doar când aveţi mai mult de un client DHCP instalat</text:span></text:p>
            <text:p text:style-name="P13">modules=( "dhcpcd" )</text:p>
            <text:p text:style-name="P13"/>
            <text:p text:style-name="P13">config_eth0=( "dhcp" )</text:p>
            <text:p text:style-name="P13">dhcpcd_eth0="-t 10" <text:span text:style-name="code-comment"># Expirarea timpului după 10 secunde</text:span></text:p>
            <text:p text:style-name="P13">dhcp_eth0="release nodns nontp nonis" <text:span text:style-name="code-comment"># Preluăm doar o adresă</text:span></text:p>
          </table:table-cell>
        </table:table-row>
      </table:table>
      <text:p text:style-name="P2"/>
      <table:table table:name="Table342" table:style-name="Table342">
        <table:table-column table:style-name="Table342.A"/>
        <table:table-row table:style-name="Table342.1">
          <table:table-cell table:style-name="Table342.A1" office:value-type="string">
            <text:p text:style-name="P16"><text:span text:style-name="T2">Notă: </text:span><text:span text:style-name="code">dhcpcd</text:span>, <text:span text:style-name="code">udhcpc</text:span> şi <text:span text:style-name="code">pump</text:span> trimit numele de gazdă curent server-ului de DHCP implicit, deci nu trebuie să-l mai specificaţi. </text:p>
          </table:table-cell>
        </table:table-row>
      </table:table>
      <text:p text:style-name="P15"><text:bookmark text:name="book_part4_chap3__chap4"/>3.d. Dispozitiv modem ADSL</text:p>
      <text:p text:style-name="P11">Mai întâi trebuie să instală aplicaţia ADSL. </text:p>
      <table:table table:name="Table343" table:style-name="Table343">
        <table:table-column table:style-name="Table343.A"/>
        <table:table-row table:style-name="Table343.1">
          <table:table-cell table:style-name="Table343.A1" office:value-type="string">
            <text:p text:style-name="P12"><text:bookmark text:name="book_part4_chap3__chap4_pre1"/>Cod 4.1: Instalarea pachetului rp-pppoe</text:p>
          </table:table-cell>
        </table:table-row>
        <table:table-row table:style-name="Table343.1">
          <table:table-cell table:style-name="Table343.A2" office:value-type="string">
            <text:p text:style-name="P13"># <text:span text:style-name="code-input">emerge net-dialup/rp-pppoe</text:span></text:p>
          </table:table-cell>
        </table:table-row>
      </table:table>
      <text:p text:style-name="P2"/>
      <table:table table:name="Table344" table:style-name="Table344">
        <table:table-column table:style-name="Table344.A"/>
        <table:table-row table:style-name="Table344.1">
          <table:table-cell table:style-name="Table344.A1" office:value-type="string">
            <text:p text:style-name="P16"><text:span text:style-name="T2">Atenţie: </text:span><text:span text:style-name="code">baselayout-1.11.x</text:span> suportă doar PPPOE. Sperăm că următoarele versiuni vor suporta PPPOA. </text:p>
          </table:table-cell>
        </table:table-row>
      </table:table>
      <text:p text:style-name="P11"><text:soft-page-break/>Acum, trebuie să configurăm <text:span text:style-name="code">eth0</text:span> să fie o interfaţă ADSL şi să introducem numele nostru de utilizator, prin actualizarea <text:span text:style-name="path">/etc/conf.d/net</text:span>. </text:p>
      <table:table table:name="Table345" table:style-name="Table345">
        <table:table-column table:style-name="Table345.A"/>
        <table:table-row table:style-name="Table345.1">
          <table:table-cell table:style-name="Table345.A1" office:value-type="string">
            <text:p text:style-name="P12"><text:bookmark text:name="book_part4_chap3__chap4_pre2"/>Cod 4.2: Configurarea eth0 pentru ADSL în /etc/conf.d/net</text:p>
          </table:table-cell>
        </table:table-row>
        <table:table-row table:style-name="Table345.1">
          <table:table-cell table:style-name="Table345.A2" office:value-type="string">
            <text:p text:style-name="P13">config_eth0=( "adsl" )</text:p>
            <text:p text:style-name="P13">adsl_user_eth0="nume_utilizator"</text:p>
          </table:table-cell>
        </table:table-row>
      </table:table>
      <text:p text:style-name="P11">La final, trebuie să definiţi numele dvs. de utilizator şi parola în <text:span text:style-name="path">/etc/ppp/pap-secrets</text:span>. </text:p>
      <table:table table:name="Table346" table:style-name="Table346">
        <table:table-column table:style-name="Table346.A"/>
        <table:table-row table:style-name="Table346.1">
          <table:table-cell table:style-name="Table346.A1" office:value-type="string">
            <text:p text:style-name="P12"><text:bookmark text:name="book_part4_chap3__chap4_pre3"/>Cod 4.3: exemplu de fişier /etc/ppp/pap-secrets</text:p>
          </table:table-cell>
        </table:table-row>
        <table:table-row table:style-name="Table346.1">
          <table:table-cell table:style-name="Table346.A2" office:value-type="string">
            <text:p text:style-name="P13"><text:span text:style-name="code-comment"># Caracterul * este important</text:span></text:p>
            <text:p text:style-name="P13">"username" <text:s/>* <text:s/>"password"</text:p>
          </table:table-cell>
        </table:table-row>
      </table:table>
      <text:p text:style-name="P15"><text:bookmark text:name="apipa"/><text:bookmark text:name="book_part4_chap3__chap5"/>3.e. APIPA (Automatic Private IP Addressing - Adresare Automată de Adrese IP Private)</text:p>
      <text:p text:style-name="P11">APIPA încearcă să găsească o adresă liberă în intervalul 169.254.0.0-169.254.255.255 prin emiterea de semnale arping către adrese aleatoare din acel interval pentru interfaţă. Dacă nu este primit nici un răspuns, atunci asociem acea adresă interfeţei. </text:p>
      <text:p text:style-name="P11">Aceasta este folositor doar pentru reţelele LAN ce nu conţin nici un server DHCP şi nu vă conectaţi direct la internet, iar celelalte sisteme utilizează APIPA. </text:p>
      <text:p text:style-name="P11">Pentru suportul APIPA, instalaţi <text:span text:style-name="code">net-misc/iputils</text:span> sau <text:span text:style-name="code">net-analyzer/arping</text:span>. </text:p>
      <table:table table:name="Table347" table:style-name="Table347">
        <table:table-column table:style-name="Table347.A"/>
        <table:table-row table:style-name="Table347.1">
          <table:table-cell table:style-name="Table347.A1" office:value-type="string">
            <text:p text:style-name="P12"><text:bookmark text:name="book_part4_chap3__chap5_pre1"/>Cod 5.1: Configurarea APIPA din /etc/conf.d/net</text:p>
          </table:table-cell>
        </table:table-row>
        <table:table-row table:style-name="Table347.1">
          <table:table-cell table:style-name="Table347.A2" office:value-type="string">
            <text:p text:style-name="P13"><text:span text:style-name="code-comment"># Încercaţi mai întâi DHCP - dacă aceasta returnează eroare, se trece la APIPA</text:span></text:p>
            <text:p text:style-name="P13">config_eth0=( "dhcp" )</text:p>
            <text:p text:style-name="P13">fallback_eth0=( "apipa" )</text:p>
            <text:p text:style-name="P13"/>
            <text:p text:style-name="P13"><text:span text:style-name="code-comment"># Utilizăm doar APIPA</text:span></text:p>
            <text:p text:style-name="P13">config_eth0=( "apipa" )</text:p>
          </table:table-cell>
        </table:table-row>
      </table:table>
      <text:p text:style-name="P15"><text:bookmark text:name="book_part4_chap3__chap6"/>3.f. Legarea prin Bonding</text:p>
      <text:p text:style-name="P11">Pentru legarea conexiunilor instalaţi <text:span text:style-name="code">net-misc/ifenslave</text:span>. </text:p>
      <text:p text:style-name="P11">Bonding este utilizat pentru a mări banda de reţea. Dacă aveţi două plăci ce servesc aceeaşi reţea, le puteţi lega împreună, astfel ca aplicaţiile dvs. să le considere ca fiind doar o singură interfaţă, dar în realitate să le utilizeze pe amândouă. </text:p>
      <table:table table:name="Table348" table:style-name="Table348">
        <table:table-column table:style-name="Table348.A"/>
        <table:table-row table:style-name="Table348.1">
          <table:table-cell table:style-name="Table348.A1" office:value-type="string">
            <text:p text:style-name="P12"><text:bookmark text:name="book_part4_chap3__chap6_pre1"/>Cod 6.1: configurarea legării prin bonding în /etc/conf.d/net</text:p>
          </table:table-cell>
        </table:table-row>
        <table:table-row table:style-name="Table348.1">
          <table:table-cell table:style-name="Table348.A2" office:value-type="string">
            <text:p text:style-name="P13"><text:span text:style-name="code-comment"># Pentru a lega interfeţele împreună</text:span></text:p>
            <text:p text:style-name="P13">slaves_bond0="eth0 eth1 eth2"</text:p>
            <text:p text:style-name="P13"/>
            <text:p text:style-name="P13"><text:span text:style-name="code-comment"># Puteţi alege să nu asociaţi o adresă IP interfeţei rezultate prin legare</text:span></text:p>
            <text:p text:style-name="P13"><text:soft-page-break/>config_bond0=( "null" )</text:p>
            <text:p text:style-name="P13"/>
            <text:p text:style-name="P13"><text:span text:style-name="code-comment"># Dependenţă pentru eth0, eth1 şi eth2, deoarece pot necesita configurare suplimentară</text:span></text:p>
            <text:p text:style-name="P13">depend_bond0() {</text:p>
            <text:p text:style-name="P13"><text:span text:style-name="T3"><text:s text:c="2"/></text:span>need net.eth0 net.eth1 net.eth2</text:p>
            <text:p text:style-name="P13">}</text:p>
          </table:table-cell>
        </table:table-row>
      </table:table>
      <text:p text:style-name="P15"><text:bookmark text:name="book_part4_chap3__chap7"/>3.g. Interconectarea prin Bridge (suport 802.1d)</text:p>
      <text:p text:style-name="P11">Pentru suportul interconectării prin bridge, instalaţi <text:span text:style-name="code">net-misc/bridge-utils</text:span>. </text:p>
      <text:p text:style-name="P11">Interconectarea prin bridge este utilizată pentru a uni două reţele. Spre exemplu, este posibil să aveţi un server conectat la internet printr-un dispozitiv modem şi o placă de acces wireless pentru a activa conectarea altor sisteme la internet prin dispozitivul modem ADSL. Puteţi crea o interconectare bridge pentru a uni cele două interfeţe. </text:p>
      <table:table table:name="Table349" table:style-name="Table349">
        <table:table-column table:style-name="Table349.A"/>
        <table:table-row table:style-name="Table349.1">
          <table:table-cell table:style-name="Table349.A1" office:value-type="string">
            <text:p text:style-name="P12"><text:bookmark text:name="book_part4_chap3__chap7_pre1"/>Cod 7.1: Configuraţia bridge din /etc/conf.d/net</text:p>
          </table:table-cell>
        </table:table-row>
        <table:table-row table:style-name="Table349.1">
          <table:table-cell table:style-name="Table349.A2" office:value-type="string">
            <text:p text:style-name="P13"><text:span text:style-name="code-comment"># Configuraţi sistemul bridge - "man btctl" pentru mai multe detalii</text:span></text:p>
            <text:p text:style-name="P13">brctl_br0=( "setfd 0" "sethello 0" "stp off" )</text:p>
            <text:p text:style-name="P13"/>
            <text:p text:style-name="P13"><text:span text:style-name="code-comment"># Pentru a adăuga porturi sistemului bridge br0</text:span></text:p>
            <text:p text:style-name="P13">bridge_br0="eth0 eth1"</text:p>
            <text:p text:style-name="P13"/>
            <text:p text:style-name="P13"><text:span text:style-name="code-comment"># Trebuie să reconfiguraţi porturile la valori null pentru ca dhcp să nu pornească</text:span></text:p>
            <text:p text:style-name="P13">config_eth0=( "null" )</text:p>
            <text:p text:style-name="P13">config_eth1=( "null" )</text:p>
            <text:p text:style-name="P13"/>
            <text:p text:style-name="P13"><text:span text:style-name="code-comment"># În final, asociaţi sistemului bridge o adresă - puteţi utiliza DHCP, de asemenea</text:span></text:p>
            <text:p text:style-name="P13">config_br0=( "192.168.0.1/24" )</text:p>
            <text:p text:style-name="P13"/>
            <text:p text:style-name="P13"><text:span text:style-name="code-comment"># Dependenţă de eth0 şi eth1, deoarece este posibil să necesite configurare suplimentară</text:span></text:p>
            <text:p text:style-name="P13">depend_br0() {</text:p>
            <text:p text:style-name="P13"><text:span text:style-name="T3"><text:s text:c="2"/></text:span>need net.eth0 net.eth1</text:p>
            <text:p text:style-name="P13">}</text:p>
          </table:table-cell>
        </table:table-row>
      </table:table>
      <text:p text:style-name="P2"/>
      <table:table table:name="Table350" table:style-name="Table350">
        <table:table-column table:style-name="Table350.A"/>
        <table:table-row table:style-name="Table350.1">
          <table:table-cell table:style-name="Table350.A1" office:value-type="string">
            <text:p text:style-name="P16"><text:span text:style-name="T2">Important: </text:span>Pentru utilizarea unor setări bridge, este posibil să trebuiască consultarea documentaţiei despre <text:a xlink:type="simple" xlink:href="http://www.gentoo.org/doc/ro/handbook/handbook-x86.xml?full=1#variable_name"><text:span text:style-name="Internet_20_link">numele de variabilă</text:span></text:a>. </text:p>
          </table:table-cell>
        </table:table-row>
      </table:table>
      <text:p text:style-name="P15"><text:bookmark text:name="book_part4_chap3__chap8"/>3.h. Adresa MAC</text:p>
      <text:p text:style-name="P11">Nu trebuie să instalaţi nimic pentru a modifica adresa MAC a interfeţei dvs. dacă aveţi <text:span text:style-name="code">sys-apps/baselayout-1.11.14</text:span> sau mai nou şi doriţi să modificaţi la o anumită adresă MAC. Dar, dacă modificaţi cu o adresă aleatoare sau aveţi instalată o versiune de baselayout mai veche decât cea menţionată mai sus, atunci trebuie să instalaţi <text:span text:style-name="code">net-analyzer/macchanger</text:span>. </text:p>
      <table:table table:name="Table351" table:style-name="Table351">
        <table:table-column table:style-name="Table351.A"/>
        <table:table-row table:style-name="Table351.1">
          <table:table-cell table:style-name="Table351.A1" office:value-type="string">
            <text:p text:style-name="P12"><text:bookmark text:name="book_part4_chap3__chap8_pre1"/>Cod 8.1: Exemplu pentru modificarea adresei MAC</text:p>
          </table:table-cell>
        </table:table-row>
        <table:table-row table:style-name="Table351.1">
          <table:table-cell table:style-name="Table351.A2" office:value-type="string">
            <text:p text:style-name="P13"><text:span text:style-name="code-comment"># Pentru a seta adresa MAC a interfeţei</text:span></text:p>
            <text:p text:style-name="P13"><text:soft-page-break/>mac_eth0="00:11:22:33:44:55"</text:p>
            <text:p text:style-name="P13"/>
            <text:p text:style-name="P13"><text:span text:style-name="code-comment"># Pentru a alege aleator doar ultimii 2 octeţi</text:span></text:p>
            <text:p text:style-name="P13">mac_eth0="random-ending"</text:p>
            <text:p text:style-name="P13"/>
            <text:p text:style-name="P13"><text:span text:style-name="code-comment"># Pentru a alege aleator în cazul aceluiaşi tip de conexiune (spre ex. fibră,</text:span></text:p>
            <text:p text:style-name="P13"><text:span text:style-name="code-comment"># cupru, wireless) , pentru toţi producătorii</text:span></text:p>
            <text:p text:style-name="P13">mac_eth0="random-samekind"</text:p>
            <text:p text:style-name="P13"/>
            <text:p text:style-name="P13"><text:span text:style-name="code-comment"># Pentru a alege aleator între orice tip de conexiune (spre ex. fibră,</text:span></text:p>
            <text:p text:style-name="P13"><text:span text:style-name="code-comment"># cupru, wireless) , pentru toţi producătorii</text:span></text:p>
            <text:p text:style-name="P13">mac_eth0="random-anykind"</text:p>
            <text:p text:style-name="P13"/>
            <text:p text:style-name="P13"><text:span text:style-name="code-comment"># Pentru alegerea aleatoare în întregime - ATENŢIE: unele adrese MAC generate</text:span></text:p>
            <text:p text:style-name="P13"><text:span text:style-name="code-comment"># de această soluţie, este posibil să NU se comporte corect</text:span></text:p>
            <text:p text:style-name="P13">mac_eth0="random-full"</text:p>
          </table:table-cell>
        </table:table-row>
      </table:table>
      <text:p text:style-name="P15"><text:bookmark text:name="book_part4_chap3__chap9"/>3.i. Tunelarea</text:p>
      <text:p text:style-name="P11">Nu trebuie să instalaţi nimic pentru tunelare, deoarece aplicaţia de manipulare a interfeţei vă poate efectua acest lucru. </text:p>
      <table:table table:name="Table352" table:style-name="Table352">
        <table:table-column table:style-name="Table352.A"/>
        <table:table-row table:style-name="Table352.1">
          <table:table-cell table:style-name="Table352.A1" office:value-type="string">
            <text:p text:style-name="P12"><text:bookmark text:name="book_part4_chap3__chap9_pre1"/>Cod 9.1: Configurarea tunelării în /etc/conf.d/net</text:p>
          </table:table-cell>
        </table:table-row>
        <table:table-row table:style-name="Table352.1">
          <table:table-cell table:style-name="Table352.A2" office:value-type="string">
            <text:p text:style-name="P13"><text:span text:style-name="code-comment"># Pentru tuneluri GRE</text:span></text:p>
            <text:p text:style-name="P13">iptunnel_vpn0="mode gre remote 207.170.82.1 key 0xffffffff ttl 255"</text:p>
            <text:p text:style-name="P13"/>
            <text:p text:style-name="P13"><text:span text:style-name="code-comment"># Pentru tuneluri IPIP</text:span></text:p>
            <text:p text:style-name="P13">iptunnel_vpn0="mode ipip remote 207.170.82.2 ttl 255"</text:p>
            <text:p text:style-name="P13"/>
            <text:p text:style-name="P13"><text:span text:style-name="code-comment"># Pentru configurarea interfeţei</text:span></text:p>
            <text:p text:style-name="P13">config_vpn0=( "192.168.0.2 peer 192.168.1.1" ) </text:p>
          </table:table-cell>
        </table:table-row>
      </table:table>
      <text:p text:style-name="P15"><text:bookmark text:name="book_part4_chap3__chap10"/>3.j. VLAN (suport 802.1q)</text:p>
      <text:p text:style-name="P11">Pentru suport VLAN, instalaţi <text:span text:style-name="code">net-misc/vconfig</text:span>. </text:p>
      <text:p text:style-name="P11">Reţeaua Virtuală (Virtual LAN) este un grup de dispozitive de reţea ce se comportă ca şi când acestea ar fi fost conectate la un singur segment de reţea - chiar dacă este posibil să nu fie din acelaşi segment. Membrii VLAN se pot conecta numai la membrii aceleiaşi reţele VLAN, chiar dacă este posibil să împartă aceeaşi reţea fizică. </text:p>
      <table:table table:name="Table353" table:style-name="Table353">
        <table:table-column table:style-name="Table353.A"/>
        <table:table-row table:style-name="Table353.1">
          <table:table-cell table:style-name="Table353.A1" office:value-type="string">
            <text:p text:style-name="P12"><text:bookmark text:name="book_part4_chap3__chap10_pre1"/>Cod 10.1: Configurarea VLAN din /etc/conf.d/net</text:p>
          </table:table-cell>
        </table:table-row>
        <table:table-row table:style-name="Table353.1">
          <table:table-cell table:style-name="Table353.A2" office:value-type="string">
            <text:p text:style-name="P13"><text:span text:style-name="code-comment"># Specificaţi numerele VLAN pentru interfaţă, în felul următor</text:span></text:p>
            <text:p text:style-name="P13"><text:span text:style-name="code-comment"># Vă rugăm să vă asiguraţi că identificatorii VLAN nu conţin zerouri</text:span></text:p>
            <text:p text:style-name="P13">vlans_eth0="1 2"</text:p>
            <text:p text:style-name="P13"/>
            <text:p text:style-name="P13"><text:span text:style-name="code-comment"># Puteţi, de asemenea, să configuraţi reţeaua VLAN</text:span></text:p>
            <text:p text:style-name="P13"><text:span text:style-name="code-comment"># consultaţi pagina de manual a vconfig pentru mai multe detalii</text:span></text:p>
            <text:p text:style-name="P13">vconfig_eth0=( "set_name_type VLAN_PLUS_VID_NO_PAD" )</text:p>
            <text:p text:style-name="P13">vconfig_vlan1=( "set_flag 1" "set_egress_map 2 6" )</text:p>
            <text:p text:style-name="P13"/>
            <text:p text:style-name="P13"><text:span text:style-name="code-comment"># Configurati interfaţa în mod normal</text:span></text:p>
            <text:p text:style-name="P13"><text:soft-page-break/>config_vlan1=( "172.16.3.1 netmask 255.255.254.0" )</text:p>
            <text:p text:style-name="P13">config_vlan2=( "172.16.2.1 netmask 255.255.254.0" )</text:p>
          </table:table-cell>
        </table:table-row>
      </table:table>
      <text:p text:style-name="P2"/>
      <table:table table:name="Table354" table:style-name="Table354">
        <table:table-column table:style-name="Table354.A"/>
        <table:table-row table:style-name="Table354.1">
          <table:table-cell table:style-name="Table354.A1" office:value-type="string">
            <text:p text:style-name="P16"><text:span text:style-name="T2">Important: </text:span>Pentru a utiliza unele setări VLAN, este posibil să trebuiască consultarea documentaţiei despre <text:a xlink:type="simple" xlink:href="http://www.gentoo.org/doc/ro/handbook/handbook-x86.xml?full=1#variable_name"><text:span text:style-name="Internet_20_link">numele de variabilă</text:span></text:a>. </text:p>
          </table:table-cell>
        </table:table-row>
      </table:table>
      <text:h text:style-name="P10" text:outline-level="3"><text:bookmark text:name="book_part4_chap4"/>4. Reţelistică Wireless</text:h>
      <text:p text:style-name="P15"><text:span text:style-name="chapnum">8.a. </text:span>Introducere</text:p>
      <text:p text:style-name="P11">Momentan suportăm setarea wireless, fie prin intermediul <text:span text:style-name="code">wireless-tools</text:span> fie <text:span text:style-name="code">wpa_supplicant</text:span>. Lucrul important de reţinut este să vă amintiţi că dvs. configuraţi reţelele wireless într-un context global, şi nu la nivelul interfeţei. </text:p>
      <text:p text:style-name="P11"><text:span text:style-name="code">wpa_supplicant</text:span> este cea mai bună soluţie, dar nu suportă toate driver-ele. Pentru o listă de driver-e suportate, <text:a xlink:type="simple" xlink:href="http://hostap.epitest.fi/wpa_supplicant"><text:span text:style-name="Internet_20_link">consultaţi site-ul wpa_supplicant</text:span></text:a>. De asemenea, <text:span text:style-name="code">wpa_supplicant</text:span> se poate conecta doar la sesiunile SSID pentru care le-aţi configurat. </text:p>
      <text:p text:style-name="P11"><text:span text:style-name="code">wireless-tools</text:span> suportă aproape toate plăcile şi driver-ele, dar nu se poate conecta la dispozitive WPA, ci numai la dispozitive Access Point. </text:p>
      <table:table table:name="Table355" table:style-name="Table355">
        <table:table-column table:style-name="Table355.A"/>
        <table:table-row table:style-name="Table355.1">
          <table:table-cell table:style-name="Table355.A1" office:value-type="string">
            <text:p text:style-name="P16"><text:span text:style-name="T2">Atenţie: </text:span>Driver-ul <text:span text:style-name="code">linux-wlan-ng</text:span> nu este suportat de baselayout, momentan. Aceasta se datorează faptului că <text:span text:style-name="code">linux-wlan-ng</text:span> are propriile setări şi configurare, care sunt complet diferite de toate celelalte. Dezvoltatorii <text:span text:style-name="code">linux-wlan-ng</text:span> sunt presaţi să îşi modifice setările pentru <text:span text:style-name="code">wireless-tools</text:span> - când se va întâmpla acest lucru, veţi putea utiliza <text:span text:style-name="code">linux-wlan-ng</text:span> cu baselayout. </text:p>
          </table:table-cell>
        </table:table-row>
      </table:table>
      <text:p text:style-name="P15"><text:bookmark text:name="book_part4_chap4__chap2"/>4.b. WPA Supplicant</text:p>
      <text:p text:style-name="P11"><text:a xlink:type="simple" xlink:href="http://hostap.epitest.fi/wpa_supplicant"><text:span text:style-name="Internet_20_link">WPA Supplicant</text:span></text:a> este un pachet ce vă permite să vă conectaţi la dispozitive access point cu WPA. Setarea acestuia este destul de neclară, deoarece este încă în stadiu de beta - oricum, funcţionează corect în cele mai multe din cazuri. </text:p>
      <table:table table:name="Table356" table:style-name="Table356">
        <table:table-column table:style-name="Table356.A"/>
        <table:table-row table:style-name="Table356.1">
          <table:table-cell table:style-name="Table356.A1" office:value-type="string">
            <text:p text:style-name="P12"><text:bookmark text:name="book_part4_chap4__chap2_pre1"/>Cod 2.1: Instalarea wpa_supplicant</text:p>
          </table:table-cell>
        </table:table-row>
        <table:table-row table:style-name="Table356.1">
          <table:table-cell table:style-name="Table356.A2" office:value-type="string">
            <text:p text:style-name="P13"># <text:span text:style-name="code-input">emerge net-wireless/wpa_supplicant</text:span></text:p>
          </table:table-cell>
        </table:table-row>
      </table:table>
      <text:p text:style-name="P2"/>
      <table:table table:name="Table357" table:style-name="Table357">
        <table:table-column table:style-name="Table357.A"/>
        <table:table-row table:style-name="Table357.1">
          <table:table-cell table:style-name="Table357.A1" office:value-type="string">
            <text:p text:style-name="P16"><text:span text:style-name="T2">Important: </text:span>Trebuie să aveţi <text:span text:style-name="code">CONFIG_PACKET</text:span> activat în kernel-ul dvs. pentru ca <text:span text:style-name="code">wpa_supplicant</text:span> să funcţioneze. </text:p>
          </table:table-cell>
        </table:table-row>
      </table:table>
      <text:p text:style-name="P11">Acum trebuie să configurăm <text:span text:style-name="path">/etc/conf.d/net</text:span> pentru a prefera <text:span text:style-name="code">wpa_supplicant</text:span> în detrimentul <text:span text:style-name="code">wireless-tools</text:span> (dacă ambele sunt instalate, <text:span text:style-name="code">wireless-tools</text:span> este implicit). </text:p>
      <table:table table:name="Table358" table:style-name="Table358">
        <table:table-column table:style-name="Table358.A"/>
        <text:soft-page-break/>
        <table:table-row table:style-name="Table358.1">
          <table:table-cell table:style-name="Table358.A1" office:value-type="string">
            <text:p text:style-name="P12"><text:bookmark text:name="book_part4_chap4__chap2_pre2"/>Cod 2.2: configurarea /etc/conf.d/net pentru wpa_supplicant</text:p>
          </table:table-cell>
        </table:table-row>
        <table:table-row table:style-name="Table358.1">
          <table:table-cell table:style-name="Table358.A2" office:value-type="string">
            <text:p text:style-name="P13"><text:span text:style-name="code-comment"># Preferăm wpa_supplicant în locul wireless-tools</text:span></text:p>
            <text:p text:style-name="P13">modules=( "wpa_supplicant" )</text:p>
            <text:p text:style-name="P13"/>
            <text:p text:style-name="P13"><text:span text:style-name="code-comment"># Este important să-i specificăm aplicaţiei wpa_supplicant ce driver</text:span></text:p>
            <text:p text:style-name="P13"><text:span text:style-name="code-comment"># să utilizeze, deoarece nu detectează foarte bine, încă</text:span></text:p>
            <text:p text:style-name="P13">wpa_supplicant_eth0="-Dmadwifi"</text:p>
          </table:table-cell>
        </table:table-row>
      </table:table>
      <text:p text:style-name="P2"/>
      <table:table table:name="Table359" table:style-name="Table359">
        <table:table-column table:style-name="Table359.A"/>
        <table:table-row table:style-name="Table359.1">
          <table:table-cell table:style-name="Table359.A1" office:value-type="string">
            <text:p text:style-name="P16"><text:span text:style-name="T2">Notă: </text:span>Dacă utilizaţi driver-ul host-ap, va trebui să setaţi placa în <text:span text:style-name="Emphasis1">modul Managed</text:span> înainte de a putea fi utilizată corect cu <text:span text:style-name="code">wpa_supplicant</text:span>. Puteţi utiliza <text:span text:style-name="code">iwconfig_eth0="mode managed"</text:span> pentru acest lucru, în <text:span text:style-name="path">/etc/conf.d/net</text:span>. </text:p>
          </table:table-cell>
        </table:table-row>
      </table:table>
      <text:p text:style-name="P11">A fost simplu, nu? Oricum, tot trebuie să configurăm însăşi aplicaţia <text:span text:style-name="code">wpa_supplicant</text:span>, ceea ce este mai dificil, în funcţie de cât de securizate sunt dispozitivele Access Point la care încercăm să ne conectăm. Exemplul de mai jos este preluat şi simplificat din <text:span text:style-name="path">/etc/wpa_supplicant.conf.example</text:span> distribuit împreună cu <text:span text:style-name="code">wpa_supplicant</text:span>. </text:p>
      <table:table table:name="Table360" table:style-name="Table360">
        <table:table-column table:style-name="Table360.A"/>
        <table:table-row table:style-name="Table360.1">
          <table:table-cell table:style-name="Table360.A1" office:value-type="string">
            <text:p text:style-name="P12"><text:bookmark text:name="book_part4_chap4__chap2_pre3"/>Cod 2.3: un examplu /etc/wpa_supplicant.conf</text:p>
          </table:table-cell>
        </table:table-row>
        <table:table-row table:style-name="Table360.1">
          <table:table-cell table:style-name="Table360.A2" office:value-type="string">
            <text:p text:style-name="P13"><text:span text:style-name="code-comment"># Linia de mai jos nu trebuie modificată, altfel va refuza să funcţioneze</text:span></text:p>
            <text:p text:style-name="P13">ctrl_interface=/var/run/wpa_supplicant</text:p>
            <text:p text:style-name="P13"/>
            <text:p text:style-name="P13"><text:span text:style-name="code-comment"># Asiguraţi-vă că numai utilizatorul root poate citi configuraţia WPA</text:span></text:p>
            <text:p text:style-name="P13">ctrl_interface_group=0</text:p>
            <text:p text:style-name="P13"/>
            <text:p text:style-name="P13"><text:span text:style-name="code-comment"># Lăsaţi wpa_supplicant să se ocupe de scanarea şi selectarea dispozitivului AP</text:span></text:p>
            <text:p text:style-name="P13">ap_scan=1</text:p>
            <text:p text:style-name="P13"/>
            <text:p text:style-name="P13"><text:span text:style-name="code-comment"># Caz simplu: WPA-PSK, PSK ca o frază de autentificare ASCII, permiterea tuturor cifrurilor valide</text:span></text:p>
            <text:p text:style-name="P13">network={</text:p>
            <text:p text:style-name="P13"><text:span text:style-name="T3"><text:s text:c="2"/></text:span>ssid="simplu"</text:p>
            <text:p text:style-name="P13"><text:span text:style-name="T3"><text:s text:c="2"/></text:span>psk="fraza de autentificare foarte secreta"</text:p>
            <text:p text:style-name="P13"><text:span text:style-name="T3"><text:s text:c="2"/></text:span><text:span text:style-name="code-comment"># Cu cât este mai mare prioritatea, cu atât mai curând se potriveşte</text:span></text:p>
            <text:p text:style-name="P13"><text:span text:style-name="T3"><text:s text:c="2"/></text:span>priority=5</text:p>
            <text:p text:style-name="P13">}</text:p>
            <text:p text:style-name="P13"/>
            <text:p text:style-name="P13"><text:span text:style-name="code-comment"># La fel ca în cazul anterior, dar cerem identificatorul de scanare</text:span></text:p>
            <text:p text:style-name="P13"><text:span text:style-name="code-comment"># specifici pentru SSID (pentru dispozitivele AP ce resping difuzarea de SSID)</text:span></text:p>
            <text:p text:style-name="P13">network={</text:p>
            <text:p text:style-name="P13"><text:span text:style-name="T3"><text:s text:c="2"/></text:span>ssid="al doilea ssid"</text:p>
            <text:p text:style-name="P13"><text:span text:style-name="T3"><text:s text:c="2"/></text:span>scan_ssid=1</text:p>
            <text:p text:style-name="P13"><text:span text:style-name="T3"><text:s text:c="2"/></text:span>psk="fraza de autentificare foarte secreta"</text:p>
            <text:p text:style-name="P13"><text:span text:style-name="T3"><text:s text:c="2"/></text:span>priority=2</text:p>
            <text:p text:style-name="P13">}</text:p>
            <text:p text:style-name="P13"/>
            <text:p text:style-name="P13"><text:span text:style-name="code-comment"># Este utilizat doar WPA-PSK. Orice combinaţie de cifru este acceptată</text:span></text:p>
            <text:p text:style-name="P13">network={</text:p>
            <text:p text:style-name="P13"><text:span text:style-name="T3"><text:s text:c="2"/></text:span>ssid="examplu"</text:p>
            <text:p text:style-name="P13"><text:span text:style-name="T3"><text:s text:c="2"/></text:span>proto=WPA</text:p>
            <text:p text:style-name="P13"><text:span text:style-name="T3"><text:s text:c="2"/></text:span>key_mgmt=WPA-PSK</text:p>
            <text:p text:style-name="P13"><text:span text:style-name="T3"><text:s text:c="2"/></text:span>pairwise=CCMP TKIP</text:p>
            <text:p text:style-name="P13"><text:span text:style-name="T3"><text:s text:c="2"/></text:span>group=CCMP TKIP WEP104 WEP40</text:p>
            <text:p text:style-name="P13"><text:span text:style-name="T3"><text:s text:c="2"/></text:span>psk=06b4be19da289f475aa46a33cb793029d4ab3db7a23ee92382eb0106c72ac7bb</text:p>
            <text:p text:style-name="P13"><text:span text:style-name="T3"><text:s text:c="2"/></text:span>priority=2</text:p>
            <text:p text:style-name="P13">}</text:p>
            <text:p text:style-name="P13"><text:soft-page-break/></text:p>
            <text:p text:style-name="P13"><text:span text:style-name="code-comment"># Conexiune în text clar (fără WPA, fără IEEE 802.1X)</text:span></text:p>
            <text:p text:style-name="P13">network={</text:p>
            <text:p text:style-name="P13"><text:span text:style-name="T3"><text:s text:c="2"/></text:span>ssid="plaintext-test"</text:p>
            <text:p text:style-name="P13"><text:span text:style-name="T3"><text:s text:c="2"/></text:span>key_mgmt=NONE</text:p>
            <text:p text:style-name="P13">}</text:p>
            <text:p text:style-name="P13"/>
            <text:p text:style-name="P13"><text:span text:style-name="code-comment"># Conexiune cu cheie WEP partajată (fără WPA, fără IEEE 802.1X)</text:span></text:p>
            <text:p text:style-name="P13">network={</text:p>
            <text:p text:style-name="P13"><text:span text:style-name="T3"><text:s text:c="2"/></text:span>ssid="static-wep-test"</text:p>
            <text:p text:style-name="P13"><text:span text:style-name="T3"><text:s text:c="2"/></text:span>key_mgmt=NONE</text:p>
            <text:p text:style-name="P13"><text:span text:style-name="T3"><text:s text:c="2"/></text:span>wep_key0="abcde"</text:p>
            <text:p text:style-name="P13"><text:span text:style-name="T3"><text:s text:c="2"/></text:span>wep_key1=0102030405</text:p>
            <text:p text:style-name="P13"><text:span text:style-name="T3"><text:s text:c="2"/></text:span>wep_key2="1234567890123"</text:p>
            <text:p text:style-name="P13"><text:span text:style-name="T3"><text:s text:c="2"/></text:span>wep_tx_keyidx=0</text:p>
            <text:p text:style-name="P13"><text:span text:style-name="T3"><text:s text:c="2"/></text:span>priority=5</text:p>
            <text:p text:style-name="P13">}</text:p>
            <text:p text:style-name="P13"/>
            <text:p text:style-name="P13"><text:span text:style-name="code-comment"># Conexiune cu cheie WEP partajată (fără WPA, fără IEEE 802.1X) utilizând autentificare</text:span></text:p>
            <text:p text:style-name="P13"><text:span text:style-name="code-comment"># pe bază de cheie partajată IEEE 802.11</text:span></text:p>
            <text:p text:style-name="P13">network={</text:p>
            <text:p text:style-name="P13"><text:span text:style-name="T3"><text:s text:c="2"/></text:span>ssid="static-wep-test2"</text:p>
            <text:p text:style-name="P13"><text:span text:style-name="T3"><text:s text:c="2"/></text:span>key_mgmt=NONE</text:p>
            <text:p text:style-name="P13"><text:span text:style-name="T3"><text:s text:c="2"/></text:span>wep_key0="abcde"</text:p>
            <text:p text:style-name="P13"><text:span text:style-name="T3"><text:s text:c="2"/></text:span>wep_key1=0102030405</text:p>
            <text:p text:style-name="P13"><text:span text:style-name="T3"><text:s text:c="2"/></text:span>wep_key2="1234567890123"</text:p>
            <text:p text:style-name="P13"><text:span text:style-name="T3"><text:s text:c="2"/></text:span>wep_tx_keyidx=0</text:p>
            <text:p text:style-name="P13"><text:span text:style-name="T3"><text:s text:c="2"/></text:span>priority=5</text:p>
            <text:p text:style-name="P13"><text:span text:style-name="T3"><text:s text:c="2"/></text:span>auth_alg=SHARED</text:p>
            <text:p text:style-name="P13">}</text:p>
            <text:p text:style-name="P13"/>
            <text:p text:style-name="P13"><text:span text:style-name="code-comment"># Reţea IBSS/ad-hoc cu WPA-None/TKIP</text:span></text:p>
            <text:p text:style-name="P13">network={</text:p>
            <text:p text:style-name="P13"><text:span text:style-name="T3"><text:s text:c="2"/></text:span>ssid="test adhoc"</text:p>
            <text:p text:style-name="P13"><text:span text:style-name="T3"><text:s text:c="2"/></text:span>mode=1</text:p>
            <text:p text:style-name="P13"><text:span text:style-name="T3"><text:s text:c="2"/></text:span>proto=WPA</text:p>
            <text:p text:style-name="P13"><text:span text:style-name="T3"><text:s text:c="2"/></text:span>key_mgmt=WPA-NONE</text:p>
            <text:p text:style-name="P13"><text:span text:style-name="T3"><text:s text:c="2"/></text:span>pairwise=NONE</text:p>
            <text:p text:style-name="P13"><text:span text:style-name="T3"><text:s text:c="2"/></text:span>group=TKIP</text:p>
            <text:p text:style-name="P13"><text:span text:style-name="T3"><text:s text:c="2"/></text:span>psk="secret passphrase"</text:p>
            <text:p text:style-name="P13">}</text:p>
            <text:p text:style-name="P13"/>
          </table:table-cell>
        </table:table-row>
      </table:table>
      <text:p text:style-name="P15"><text:bookmark text:name="book_part4_chap4__chap3"/>4.c. Utilitare Wireless</text:p>
      <text:p text:style-name="P14"><text:bookmark-start text:name="book_part4_chap4__chap3_sect1"/>Setările Iniţiale şi Modul Managed<text:bookmark-end text:name="book_part4_chap4__chap3_sect1"/></text:p>
      <text:p text:style-name="P11"><text:a xlink:type="simple" xlink:href="http://www.hpl.hp.com/personal/Jean_Tourrilhes/Linux/Tools.html"><text:span text:style-name="Internet_20_link">Utilitarele Wireless</text:span></text:a> oferă o modalitate fundamentală generică de a configura interfeţele wireless la nivelul de securitate WEP. În timp ce WEP este o metodă de securitate slabă, aceasta este şi ce mai predominantă. </text:p>
      <text:p text:style-name="P11">Configurarea Utilitarelor Wireless este controlată de câteva variabile principale. Exemplul de fişier de configuraţie de mai jos ar trebui să descrie tot ceea ce vă este necesar. Un lucru de reţinut este faptul că nici o configuraţie nu reprezintă "conectarea la cel mai puternic dispozitiv Access Point neencriptat" - vom încerca mereu să vă conectăm la ceva. </text:p>
      <table:table table:name="Table361" table:style-name="Table361">
        <table:table-column table:style-name="Table361.A"/>
        <text:soft-page-break/>
        <table:table-row table:style-name="Table361.1">
          <table:table-cell table:style-name="Table361.A1" office:value-type="string">
            <text:p text:style-name="P12"><text:bookmark text:name="book_part4_chap4__chap3_pre1"/>Cod 3.1: Instalarea wireless-tools</text:p>
          </table:table-cell>
        </table:table-row>
        <table:table-row table:style-name="Table361.1">
          <table:table-cell table:style-name="Table361.A2" office:value-type="string">
            <text:p text:style-name="P13"># <text:span text:style-name="code-input">emerge net-wireless/wireless-tools</text:span></text:p>
          </table:table-cell>
        </table:table-row>
      </table:table>
      <text:p text:style-name="P2"/>
      <table:table table:name="Table362" table:style-name="Table362">
        <table:table-column table:style-name="Table362.A"/>
        <table:table-row table:style-name="Table362.1">
          <table:table-cell table:style-name="Table362.A1" office:value-type="string">
            <text:p text:style-name="P16"><text:span text:style-name="T2">Notă: </text:span>Deşi puteţi să stocaţi setările dvs. wireless, în <text:span text:style-name="path">/etc/conf.d/wireless</text:span>, acest ghid recomandă să le stocaţi în <text:span text:style-name="path">/etc/conf.d/net</text:span> </text:p>
          </table:table-cell>
        </table:table-row>
      </table:table>
      <text:p text:style-name="P2"/>
      <table:table table:name="Table363" table:style-name="Table363">
        <table:table-column table:style-name="Table363.A"/>
        <table:table-row table:style-name="Table363.1">
          <table:table-cell table:style-name="Table363.A1" office:value-type="string">
            <text:p text:style-name="P16"><text:span text:style-name="T2">Important: </text:span><text:span text:style-name="Emphasis1">Va trebui</text:span> să consultaţi documentaţia despre <text:a xlink:type="simple" xlink:href="http://www.gentoo.org/doc/ro/handbook/handbook-x86.xml?full=1#variable_name"><text:span text:style-name="Internet_20_link">numele variabilei</text:span></text:a>. </text:p>
          </table:table-cell>
        </table:table-row>
      </table:table>
      <text:p text:style-name="P2"><text:bookmark text:name="book_part4_chap4__chap3_pre2"/></text:p>
      <table:table table:name="Table364" table:style-name="Table364">
        <table:table-column table:style-name="Table364.A"/>
        <table:table-row table:style-name="Table364.1">
          <table:table-cell table:style-name="Table364.A1" office:value-type="string">
            <text:p text:style-name="P12">Cod 3.2: setări exemplu pentru iwconfig în /etc/conf.d/net</text:p>
          </table:table-cell>
        </table:table-row>
        <table:table-row table:style-name="Table364.1">
          <table:table-cell table:style-name="Table364.A2" office:value-type="string">
            <text:p text:style-name="P13"><text:span text:style-name="code-comment"># Preferăm iwconfig în locul wpa_supplicant</text:span></text:p>
            <text:p text:style-name="P13">modules=( "iwconfig" )</text:p>
            <text:p text:style-name="P13"/>
            <text:p text:style-name="P13"><text:span text:style-name="code-comment"># Configuraţi cheile WEP pentru dispozitivele Access Point denumite ESSID1 şi ESSID2</text:span></text:p>
            <text:p text:style-name="P13"><text:span text:style-name="code-comment"># Puteţi configura până la 4 chei WEP, dar numai una poate fi activă în</text:span></text:p>
            <text:p text:style-name="P13"><text:span text:style-name="code-comment"># orice moment, deci vom oferi un index implicit [1] pentru setarea</text:span></text:p>
            <text:p text:style-name="P13"><text:span text:style-name="code-comment"># cheii [1] şi apoi, din nou, să modificăm cheia activă la [1].</text:span></text:p>
            <text:p text:style-name="P13"><text:span text:style-name="code-comment">#</text:span></text:p>
            <text:p text:style-name="P13"><text:span text:style-name="code-comment"># Prefixarea cheii cu s: înseamnă că este o cheie ASCII, altfel o cheie HEX</text:span></text:p>
            <text:p text:style-name="P13"><text:span text:style-name="code-comment">#</text:span></text:p>
            <text:p text:style-name="P13"><text:span text:style-name="code-comment"># enc open specifică securitate liberă (cea mai securizată)</text:span></text:p>
            <text:p text:style-name="P13"><text:span text:style-name="code-comment"># enc restricted specifică securitate mai restrictivă (mai puţin securizat)</text:span></text:p>
            <text:p text:style-name="P13">key_ESSID1="[1] s:yourkeyhere key [1] enc open"</text:p>
            <text:p text:style-name="P13">key_ESSID2="[1] aaaa-bbbb-cccc-dd key [1] enc restricted"</text:p>
            <text:p text:style-name="P13"/>
            <text:p text:style-name="P13"><text:span text:style-name="code-comment"># Setarea de mai jos funcţionează doar când scanăm după dispozitive</text:span></text:p>
            <text:p text:style-name="P13"><text:span text:style-name="code-comment"># Access Point disponibile</text:span></text:p>
            <text:p text:style-name="P13"/>
            <text:p text:style-name="P13"><text:span text:style-name="code-comment"># Uneori, mai mult de un dispozitiv Access Point este vizibil, deci</text:span></text:p>
            <text:p text:style-name="P13"><text:span text:style-name="code-comment"># trebuie să definim unul preferat la care să ne conectăm</text:span></text:p>
            <text:p text:style-name="P13">preferred_aps=( "ESSID1" "ESSID2" )</text:p>
          </table:table-cell>
        </table:table-row>
      </table:table>
      <text:p text:style-name="P14"><text:bookmark-start text:name="book_part4_chap4__chap3_sect2"/>Setări pentru Selecţia Fină a Dispozitivelor Access Point<text:bookmark-end text:name="book_part4_chap4__chap3_sect2"/></text:p>
      <text:p text:style-name="P11">Puteţi adăuga unele opţiuni pentru a finisa selecţia dispozitivelor dvs. Access Point, dar acestea nu sunt necesare, în mod normal. </text:p>
      <text:p text:style-name="P11">Puteţi decide dacă ne conectăm doar la dispozitivele Access Point preferate, sau nu. Implicit, dacă tot ce este configurat returnează eroare şi putem să ne conectăm la un dispozitiv Access Point necriptat, atunci vom face acest lucru. Aceasta poate fi controlată prin variabila <text:span text:style-name="code">associate_order</text:span>. Iată un tabel de valori şi cum controlează acestea acest comportament. </text:p>
      <table:table table:name="Table365" table:style-name="Table365">
        <table:table-column table:style-name="Table365.A"/>
        <table:table-column table:style-name="Table365.B"/>
        <table:table-row table:style-name="Table365.1">
          <table:table-cell table:style-name="Table365.A1" office:value-type="string">
            <text:p text:style-name="P4">Valoare</text:p>
          </table:table-cell>
          <table:table-cell table:style-name="Table365.A1" office:value-type="string">
            <text:p text:style-name="P4">Descriere</text:p>
          </table:table-cell>
        </table:table-row>
        <table:table-row table:style-name="Table365.1">
          <table:table-cell table:style-name="Table365.A1" office:value-type="string">
            <text:p text:style-name="P7"><text:span text:style-name="code">any</text:span></text:p>
          </table:table-cell>
          <table:table-cell table:style-name="Table365.A1" office:value-type="string">
            <text:p text:style-name="P7">Comportamentul implicit</text:p>
          </table:table-cell>
        </table:table-row>
        <table:table-row table:style-name="Table365.1">
          <table:table-cell table:style-name="Table365.A1" office:value-type="string">
            <text:p text:style-name="P7"><text:span text:style-name="code">preferredonly</text:span></text:p>
          </table:table-cell>
          <table:table-cell table:style-name="Table365.A1" office:value-type="string">
            <text:p text:style-name="P7">Ne vom conecta doar la dispozitivele AP vizibile din lista preferată </text:p>
          </table:table-cell>
        </table:table-row>
        <table:table-row table:style-name="Table365.1">
          <table:table-cell table:style-name="Table365.A1" office:value-type="string">
            <text:p text:style-name="P7"><text:span text:style-name="code">forcepreferred</text:span></text:p>
          </table:table-cell>
          <table:table-cell table:style-name="Table365.A1" office:value-type="string">
            <text:p text:style-name="P7">Vom forţa conectarea la dispozitivele AP în ordinea preferată, dacă nu sunt detectate la o scanare </text:p>
          </table:table-cell>
        </table:table-row>
        <text:soft-page-break/>
        <table:table-row table:style-name="Table365.1">
          <table:table-cell table:style-name="Table365.A1" office:value-type="string">
            <text:p text:style-name="P7"><text:span text:style-name="code">forcepreferredonly</text:span></text:p>
          </table:table-cell>
          <table:table-cell table:style-name="Table365.A1" office:value-type="string">
            <text:p text:style-name="P7">Nu scanează după dispozitive Access Point - în loc, se încearcă conectarea la fiecare, în ordine </text:p>
          </table:table-cell>
        </table:table-row>
        <table:table-row table:style-name="Table365.1">
          <table:table-cell table:style-name="Table365.A1" office:value-type="string">
            <text:p text:style-name="P7"><text:span text:style-name="code">forceany</text:span></text:p>
          </table:table-cell>
          <table:table-cell table:style-name="Table365.A1" office:value-type="string">
            <text:p text:style-name="P7">La fel ca în cazul <text:span text:style-name="code">forcepreferred</text:span> + se conectează la orice alt dispozitiv AP disponibil </text:p>
          </table:table-cell>
        </table:table-row>
      </table:table>
      <text:p text:style-name="P11">În sfârşit, avem o selecţie <text:span text:style-name="code">blacklist_aps</text:span> şi una <text:span text:style-name="code">unique_ap</text:span>. <text:span text:style-name="code">blacklist_aps</text:span> funcţionează similar cu <text:span text:style-name="code">preferred_aps</text:span>. <text:span text:style-name="code">unique_ap</text:span> este o valoare <text:span text:style-name="code">yes</text:span> (da) sau <text:span text:style-name="code">no</text:span> (nu) ce indică dacă o a doua interfaţă wireless se poate conecta la acelaşi dispozitiv Access Point ca prima interfaţă. </text:p>
      <table:table table:name="Table366" table:style-name="Table366">
        <table:table-column table:style-name="Table366.A"/>
        <table:table-row table:style-name="Table366.1">
          <table:table-cell table:style-name="Table366.A1" office:value-type="string">
            <text:p text:style-name="P12"><text:bookmark text:name="book_part4_chap4__chap3_pre3"/>Cod 3.3: exemplu blacklist_aps şi unique_ap</text:p>
          </table:table-cell>
        </table:table-row>
        <table:table-row table:style-name="Table366.1">
          <table:table-cell table:style-name="Table366.A2" office:value-type="string">
            <text:p text:style-name="P13"><text:span text:style-name="code-comment"># Uneori nu doriţi niciodată conectarea la anumite dispozitive access point</text:span></text:p>
            <text:p text:style-name="P13">blacklist_aps=( "ESSID3" "ESSID4" )</text:p>
            <text:p text:style-name="P13"/>
            <text:p text:style-name="P13"><text:span text:style-name="code-comment"># Dacă aveţi una sau mai multe plăci wireless, puteţi să specificaţi,</text:span></text:p>
            <text:p text:style-name="P13"><text:span text:style-name="code-comment"># dacă doriţi, să permiteţi fiecărei plăci să se asocieze cu acelaşi</text:span></text:p>
            <text:p text:style-name="P13"><text:span text:style-name="code-comment"># dispozitiv Access Point sau nu</text:span></text:p>
            <text:p text:style-name="P13"><text:span text:style-name="code-comment"># Valorile sunt "yes" şi "no"</text:span></text:p>
            <text:p text:style-name="P13"><text:span text:style-name="code-comment"># Implicit este "yes"</text:span></text:p>
            <text:p text:style-name="P13">unique_ap="yes"</text:p>
          </table:table-cell>
        </table:table-row>
      </table:table>
      <text:p text:style-name="P14"><text:bookmark-start text:name="book_part4_chap4__chap3_sect3"/>Modurile Ad-Hoc şi Master<text:bookmark-end text:name="book_part4_chap4__chap3_sect3"/></text:p>
      <text:p text:style-name="P11">Dacă doriţi să vă setaţi ca pe un nod Ad-Hoc în cazul în care nu reuşiţi să vă conectaţi la nici un dispozitiv Access Point în modul managed, puteţi face şi acest lucru. </text:p>
      <table:table table:name="Table367" table:style-name="Table367">
        <table:table-column table:style-name="Table367.A"/>
        <table:table-row table:style-name="Table367.1">
          <table:table-cell table:style-name="Table367.A1" office:value-type="string">
            <text:p text:style-name="P12"><text:bookmark text:name="book_part4_chap4__chap3_pre4"/>Cod 3.4: revenire la modul ad-hoc</text:p>
          </table:table-cell>
        </table:table-row>
        <table:table-row table:style-name="Table367.1">
          <table:table-cell table:style-name="Table367.A2" office:value-type="string">
            <text:p text:style-name="P13">adhoc_essid_eth0="Acest Nod Adhoc"</text:p>
          </table:table-cell>
        </table:table-row>
      </table:table>
      <text:p text:style-name="P11">Ce spuneţi de conectarea la reţele Ad-Hoc sau rularea în modul Master pentru a deveni un dispozitiv Access Point? Iată o configuraţie doar pentru acest lucru! Puteţi specifica cheile WEP, aşa cum am exemplificat anterior. </text:p>
      <table:table table:name="Table368" table:style-name="Table368">
        <table:table-column table:style-name="Table368.A"/>
        <table:table-row table:style-name="Table368.1">
          <table:table-cell table:style-name="Table368.A1" office:value-type="string">
            <text:p text:style-name="P12"><text:bookmark text:name="book_part4_chap4__chap3_pre5"/>Cod 3.5: configuraţie exemplu pentru ad-hoc/master</text:p>
          </table:table-cell>
        </table:table-row>
        <table:table-row table:style-name="Table368.1">
          <table:table-cell table:style-name="Table368.A2" office:value-type="string">
            <text:p text:style-name="P13"><text:span text:style-name="code-comment"># Setaţi modul - poate fi managed (implicit), ad-hoc sau master</text:span></text:p>
            <text:p text:style-name="P13"><text:span text:style-name="code-comment"># Nu toate driver-ele suportă toate modurile</text:span></text:p>
            <text:p text:style-name="P13">mode_eth0="ad-hoc"</text:p>
            <text:p text:style-name="P13"/>
            <text:p text:style-name="P13"><text:span text:style-name="code-comment"># Setaţi valoarea ESSID pentru interfaţă</text:span></text:p>
            <text:p text:style-name="P13"><text:span text:style-name="code-comment"># În modul managed, aceasta forţează interfaţa să încerce să se conecteze</text:span></text:p>
            <text:p text:style-name="P13"><text:span text:style-name="code-comment"># la dispozitivul ESSID şi la nimic altceva</text:span></text:p>
            <text:p text:style-name="P13">essid_eth0="Acest Nod Adhoc"</text:p>
            <text:p text:style-name="P13"/>
            <text:p text:style-name="P13"><text:span text:style-name="code-comment"># Utilizăm canalul 3, dacă nu specificaţi unul</text:span></text:p>
            <text:p text:style-name="P13">channel_eth0="9"</text:p>
          </table:table-cell>
        </table:table-row>
      </table:table>
      <text:p text:style-name="P2"/>
      <table:table table:name="Table369" table:style-name="Table369">
        <table:table-column table:style-name="Table369.A"/>
        <table:table-row table:style-name="Table369.1">
          <table:table-cell table:style-name="Table369.A1" office:value-type="string">
            <text:p text:style-name="P16"><text:span text:style-name="T2">Important: </text:span>Nota de mai jos este copiată exact din documentaţia BSD wavelan, ce poate fi găsită în <text:a xlink:type="simple" xlink:href="http://www.netbsd.org/Documentation/network/wavelan.html"><text:span text:style-name="Internet_20_link">documentaţia NetBSD</text:span></text:a>. Există 14 canale posibile; ni s-a precizat că numerele 1-11 pentru canale sunt legale pentru America de Nord, canalele 1-13 pentru majoritatea ţărilor din Europa, canalele 10-13 pentru Franţa şi doar canalul 14 pentru Japonia. Dacă aveţi îndoieli, vă <text:soft-page-break/>rugăm să consultaţi documentaţia ce însoţeşte dispozitivul dvs. access point. Asiguraţi-vă că acel canal pe care îl selectaţi este acelaşi cu al dispozitivului access point (sau al celeilalte plăci din reţeaua ad-hoc). Implicit pentru plăcile vândute în America de Nord şi cea mai mare parte a Europei este 3; implicit pentru plăcile vândute în Franţa este 11 şi pentru cele vândute în Japonia, implicit este 14. </text:p>
          </table:table-cell>
        </table:table-row>
      </table:table>
      <text:p text:style-name="P14"><text:bookmark-start text:name="book_part4_chap4__chap3_sect4"/>Probleme cu Utilitarele Wireless<text:bookmark-end text:name="book_part4_chap4__chap3_sect4"/></text:p>
      <text:p text:style-name="P11">Mai există unele variabile ce le puteţi utiliza pentru a vă activa şi rula prin intermediul dispozitivului dvs. wireless din cauza problemelor cauzate de driver sau mediu. Iată un table cu alte lucruri pe care le puteţi încerca. </text:p>
      <table:table table:name="Table370" table:style-name="Table370">
        <table:table-column table:style-name="Table370.A"/>
        <table:table-column table:style-name="Table370.B"/>
        <table:table-column table:style-name="Table370.C"/>
        <table:table-row table:style-name="Table370.1">
          <table:table-cell table:style-name="Table370.A1" office:value-type="string">
            <text:p text:style-name="P4">Variabilă</text:p>
          </table:table-cell>
          <table:table-cell table:style-name="Table370.A1" office:value-type="string">
            <text:p text:style-name="P4">Valoarea Implicită</text:p>
          </table:table-cell>
          <table:table-cell table:style-name="Table370.A1" office:value-type="string">
            <text:p text:style-name="P4">Descriere</text:p>
          </table:table-cell>
        </table:table-row>
        <table:table-row table:style-name="Table370.1">
          <table:table-cell table:style-name="Table370.A1" office:value-type="string">
            <text:p text:style-name="P7"><text:span text:style-name="code">iwconfig_eth0</text:span></text:p>
          </table:table-cell>
          <table:table-cell table:style-name="Table370.A1" office:value-type="string">
            <text:p text:style-name="P6"/>
          </table:table-cell>
          <table:table-cell table:style-name="Table370.A1" office:value-type="string">
            <text:p text:style-name="P7">Consultaţi pagina de manual iwconfig pentru detalii despre parametrii ce pot fi transmişi utilitarului <text:span text:style-name="code">iwconfig</text:span> </text:p>
          </table:table-cell>
        </table:table-row>
        <table:table-row table:style-name="Table370.1">
          <table:table-cell table:style-name="Table370.A1" office:value-type="string">
            <text:p text:style-name="P7"><text:span text:style-name="code">iwpriv_eth0</text:span></text:p>
          </table:table-cell>
          <table:table-cell table:style-name="Table370.A1" office:value-type="string">
            <text:p text:style-name="P6"/>
          </table:table-cell>
          <table:table-cell table:style-name="Table370.A1" office:value-type="string">
            <text:p text:style-name="P7">Consultaţi pagina de manual <text:span text:style-name="code">iwpriv</text:span> pentru detalii despre parametrii ce pot fi transmişi utilitarului <text:span text:style-name="code">iwpriv</text:span> </text:p>
          </table:table-cell>
        </table:table-row>
        <table:table-row table:style-name="Table370.1">
          <table:table-cell table:style-name="Table370.A1" office:value-type="string">
            <text:p text:style-name="P7"><text:span text:style-name="code">sleep_scan_eth0</text:span></text:p>
          </table:table-cell>
          <table:table-cell table:style-name="Table370.A1" office:value-type="string">
            <text:p text:style-name="P7"><text:span text:style-name="code">0</text:span></text:p>
          </table:table-cell>
          <table:table-cell table:style-name="Table370.A1" office:value-type="string">
            <text:p text:style-name="P7">Numărul de secunde de aşteptare înainte de a începe scanarea. Aceasta este necesară când driver-ul/componenta firmware are nevoie de mai mult timp de activare înainte de a fi utilizată. </text:p>
          </table:table-cell>
        </table:table-row>
        <table:table-row table:style-name="Table370.1">
          <table:table-cell table:style-name="Table370.A1" office:value-type="string">
            <text:p text:style-name="P7"><text:span text:style-name="code">sleep_associate_eth0</text:span></text:p>
          </table:table-cell>
          <table:table-cell table:style-name="Table370.A1" office:value-type="string">
            <text:p text:style-name="P7"><text:span text:style-name="code">5</text:span></text:p>
          </table:table-cell>
          <table:table-cell table:style-name="Table370.A1" office:value-type="string">
            <text:p text:style-name="P7">Numărul de secunde de aşteptare al interfaţei asociate cu dispozitivul Access Point, înainte de a o încerca pe următoarea </text:p>
          </table:table-cell>
        </table:table-row>
        <table:table-row table:style-name="Table370.1">
          <table:table-cell table:style-name="Table370.A1" office:value-type="string">
            <text:p text:style-name="P7"><text:span text:style-name="code">associate_test_eth0</text:span></text:p>
          </table:table-cell>
          <table:table-cell table:style-name="Table370.A1" office:value-type="string">
            <text:p text:style-name="P7"><text:span text:style-name="code">MAC</text:span></text:p>
          </table:table-cell>
          <table:table-cell table:style-name="Table370.A1" office:value-type="string">
            <text:p text:style-name="P7">Unele driver-e nu reajustează adresa MAC asociată cu una invalidă când returnează eroare sau încearcă să se asocieze. Unele driver-e nu reajustează nivelul de calitate când returnează eroare sau încearcă să se asocieze. Setările valide sunt <text:span text:style-name="code">MAC</text:span>, <text:span text:style-name="code">quality</text:span> şi <text:span text:style-name="code">all</text:span>. </text:p>
          </table:table-cell>
        </table:table-row>
        <table:table-row table:style-name="Table370.1">
          <table:table-cell table:style-name="Table370.A1" office:value-type="string">
            <text:p text:style-name="P7"><text:span text:style-name="code">scan_mode_eth0</text:span></text:p>
          </table:table-cell>
          <table:table-cell table:style-name="Table370.A1" office:value-type="string">
            <text:p text:style-name="P6"/>
          </table:table-cell>
          <table:table-cell table:style-name="Table370.A1" office:value-type="string">
            <text:p text:style-name="P7">Unele driver-e trebuie să scaneze în modul ad-hoc, deci dacă scanarea returnează eroare, încercaţi să setaţi ad-hoc, aici </text:p>
          </table:table-cell>
        </table:table-row>
        <table:table-row table:style-name="Table370.1">
          <table:table-cell table:style-name="Table370.A1" office:value-type="string">
            <text:p text:style-name="P7"><text:span text:style-name="code">iwpriv_scan_pre_eth0</text:span></text:p>
          </table:table-cell>
          <table:table-cell table:style-name="Table370.A1" office:value-type="string">
            <text:p text:style-name="P6"/>
          </table:table-cell>
          <table:table-cell table:style-name="Table370.A1" office:value-type="string">
            <text:p text:style-name="P7">Trimite unele comenzi <text:span text:style-name="code">iwpriv</text:span> interfeţei, înainte de scanare. Consultaţi pagina de manual iwpriv pentru mai multe detalii </text:p>
          </table:table-cell>
        </table:table-row>
        <table:table-row table:style-name="Table370.1">
          <table:table-cell table:style-name="Table370.A1" office:value-type="string">
            <text:p text:style-name="P7"><text:span text:style-name="code">iwpriv_scan_post_eth0</text:span></text:p>
          </table:table-cell>
          <table:table-cell table:style-name="Table370.A1" office:value-type="string">
            <text:p text:style-name="P6"/>
          </table:table-cell>
          <table:table-cell table:style-name="Table370.A1" office:value-type="string">
            <text:p text:style-name="P7">Trimite unele comenzi <text:span text:style-name="code">iwpriv</text:span> interfeţei, după scanare. Consultaţi pagina de manual iwpriv pentru mai multe detalii </text:p>
          </table:table-cell>
        </table:table-row>
      </table:table>
      <text:p text:style-name="P15"><text:bookmark text:name="book_part4_chap4__chap4"/>4.d. Definirea configuaţiei de reţea per ESSID</text:p>
      <text:p text:style-name="P11">Uneori, când încercaţi să vă conectaţi la <text:span text:style-name="Emphasis1">ESSID1</text:span>, aveţi nevoie de o adresă IP statică, iar în <text:soft-page-break/>momentul în care vă conectaţi la <text:span text:style-name="Emphasis1">ESSID2</text:span>, aveţi nevoie de DHCP. De fapt, majoritatea variabilelor de modul pot fi modificate pentru fiecare ESSID. Iată cum puteţi face acest lucru. </text:p>
      <table:table table:name="Table371" table:style-name="Table371">
        <table:table-column table:style-name="Table371.A"/>
        <table:table-row table:style-name="Table371.1">
          <table:table-cell table:style-name="Table371.A1" office:value-type="string">
            <text:p text:style-name="P16"><text:span text:style-name="T2">Notă: </text:span>Acestea funcţionează dacă utilizaţi WPA Supplicant sau Wireless Tools. </text:p>
          </table:table-cell>
        </table:table-row>
      </table:table>
      <text:p text:style-name="P2"/>
      <table:table table:name="Table372" table:style-name="Table372">
        <table:table-column table:style-name="Table372.A"/>
        <table:table-row table:style-name="Table372.1">
          <table:table-cell table:style-name="Table372.A1" office:value-type="string">
            <text:p text:style-name="P16"><text:span text:style-name="T2">Important: </text:span><text:span text:style-name="Emphasis1">Va trebui</text:span> să consultaţi documentaţia despre <text:a xlink:type="simple" xlink:href="http://www.gentoo.org/doc/ro/handbook/handbook-x86.xml?full=1#variable_name"><text:span text:style-name="Internet_20_link">numele variabilei</text:span></text:a>. </text:p>
          </table:table-cell>
        </table:table-row>
      </table:table>
      <text:p text:style-name="P2"><text:bookmark text:name="book_part4_chap4__chap4_pre1"/></text:p>
      <table:table table:name="Table373" table:style-name="Table373">
        <table:table-column table:style-name="Table373.A"/>
        <table:table-row table:style-name="Table373.1">
          <table:table-cell table:style-name="Table373.A1" office:value-type="string">
            <text:p text:style-name="P12">Cod 4.1: suprascrieţi setările de reţea per ESSID</text:p>
          </table:table-cell>
        </table:table-row>
        <table:table-row table:style-name="Table373.1">
          <table:table-cell table:style-name="Table373.A2" office:value-type="string">
            <text:p text:style-name="P13">config_ESSID1=( "192.168.0.3/24 brd 192.168.0.255" )</text:p>
            <text:p text:style-name="P13">routes_ESSID1=( "default via 192.168.0.1" )</text:p>
            <text:p text:style-name="P13"/>
            <text:p text:style-name="P13">config_ESSID2=( "dhcp" )</text:p>
            <text:p text:style-name="P13">fallback_ESSID2=( "192.168.3.4/24" )</text:p>
            <text:p text:style-name="P13">fallback_route_ESSID2=( "default via 192.168.3.1" )</text:p>
            <text:p text:style-name="P13"/>
            <text:p text:style-name="P13"><text:span text:style-name="code-comment"># Putem defini server-e de nume, precum şi alte setări</text:span></text:p>
            <text:p text:style-name="P13"><text:span text:style-name="code-comment"># NOTĂ: DHCP va suprascrie aceste setări dacă nu i se precizează să nu facă acest lucru</text:span></text:p>
            <text:p text:style-name="P13">dns_servers_ESSID1=( "192.168.0.1" "192.168.0.2" )</text:p>
            <text:p text:style-name="P13">dns_domain_ESSID1="some.domain"</text:p>
            <text:p text:style-name="P13">dns_search_domains_ESSID1="search.this.domain search.that.domain"</text:p>
            <text:p text:style-name="P13"/>
            <text:p text:style-name="P13"><text:span text:style-name="code-comment"># Suprascrieţi adresa MAC a dispozitivului Access Point</text:span></text:p>
            <text:p text:style-name="P13"><text:span text:style-name="code-comment"># Este folositor dacă mergeţi în diferite locaţii ce au acelaşi ESSID</text:span></text:p>
            <text:p text:style-name="P13">config_001122334455=( "dhcp" )</text:p>
            <text:p text:style-name="P13">dhcpcd_001122334455="-t 10"</text:p>
            <text:p text:style-name="P13">dns_servers_001122334455=( "192.168.0.1" "192.168.0.2" )</text:p>
          </table:table-cell>
        </table:table-row>
      </table:table>
      <text:h text:style-name="P10" text:outline-level="3"><text:bookmark text:name="book_part4_chap5"/>5. Adăugarea Funcţionalităţii</text:h>
      <text:p text:style-name="P15"><text:span text:style-name="chapnum">2.a. </text:span>Funcţii standard</text:p>
      <text:p text:style-name="P11">Patru funcţii pot fi definite ce vor fi executate în jurul operaţiilor <text:span text:style-name="code">start</text:span>/<text:span text:style-name="code">stop</text:span>. Funcţiile sunt denumite cu numele interfeţei la început, pentru ca o funcţie să poată controla mai multe adaptoare. </text:p>
      <text:p text:style-name="P11">Valorile returnate pentru funcţiile <text:span text:style-name="code">preup()</text:span> şi <text:span text:style-name="code">predown()</text:span> ar trebui să fie 0 (succes) pentru a indica că procesul de configurare sau deconfigurare poate continua. Dacă <text:span text:style-name="code">preup()</text:span> returnează o valoarea non-zero, atunci configurarea interfeţei va fi întreruptă. Dacă <text:span text:style-name="code">predown()</text:span> returnează o valoare non-zero, atunci interfeţei nu i se va permite continuarea deconfigurării. </text:p>
      <text:p text:style-name="P11">Valorile returnate de funcţiile <text:span text:style-name="code">postup()</text:span> şi <text:span text:style-name="code">postdown()</text:span> sunt ignorate deoarece nu se poate efectua nimic dacă acestea returnează eroare. </text:p>
      <text:p text:style-name="P11"><text:span text:style-name="code">${IFACE}</text:span> este setată pentru interfaţa care trebuie să fie activată/dezactivată. <text:span text:style-name="code">${IFVAR}</text:span> este <text:span text:style-name="code">${IFACE}</text:span> convertit la un nume de variabilă permis de bash. </text:p>
      <table:table table:name="Table374" table:style-name="Table374">
        <table:table-column table:style-name="Table374.A"/>
        <text:soft-page-break/>
        <table:table-row table:style-name="Table374.1">
          <table:table-cell table:style-name="Table374.A1" office:value-type="string">
            <text:p text:style-name="P12"><text:bookmark text:name="book_part4_chap5__chap1_pre1"/>Cod 1.1: exemple de funcţii pre/post de activare/dezactivare</text:p>
          </table:table-cell>
        </table:table-row>
        <table:table-row table:style-name="Table374.1">
          <table:table-cell table:style-name="Table374.A2" office:value-type="string">
            <text:p text:style-name="P13">preup() {</text:p>
            <text:p text:style-name="P13"><text:span text:style-name="T3"><text:s text:c="2"/></text:span><text:span text:style-name="code-comment"># Testăm conectivitatea interfeţei înainte de a o activa.</text:span></text:p>
            <text:p text:style-name="P13"><text:span text:style-name="code-comment"><text:span text:style-name="T3"><text:s text:c="2"/></text:span></text:span><text:span text:style-name="code-comment"># Aceasta funcţionează doar pentru unele adaptoare de</text:span></text:p>
            <text:p text:style-name="P13"><text:span text:style-name="code-comment"><text:span text:style-name="T3"><text:s text:c="2"/></text:span></text:span><text:span text:style-name="code-comment"># reţea şi necesită ca pachetul mii-diag să fie instalat.</text:span></text:p>
            <text:p text:style-name="P13"><text:span text:style-name="T3"><text:s text:c="2"/></text:span>if mii-tool ${IFACE} 2&gt; /dev/null | grep -q 'no link'; then</text:p>
            <text:p text:style-name="P13"><text:span text:style-name="T3"><text:s text:c="4"/></text:span>ewarn "No link on ${IFACE}, aborting configuration"</text:p>
            <text:p text:style-name="P13"><text:span text:style-name="T3"><text:s text:c="4"/></text:span>return 1</text:p>
            <text:p text:style-name="P13"><text:span text:style-name="T3"><text:s text:c="2"/></text:span>fi</text:p>
            <text:p text:style-name="P13"/>
            <text:p text:style-name="P13"><text:span text:style-name="T3"><text:s text:c="2"/></text:span><text:span text:style-name="code-comment"># Testăm conectivitatea interfeţei înainte de a o activa.</text:span></text:p>
            <text:p text:style-name="P13"><text:span text:style-name="code-comment"><text:span text:style-name="T3"><text:s text:c="2"/></text:span></text:span><text:span text:style-name="code-comment"># Aceasta funcţionează doar pentru unele adaptoare de</text:span></text:p>
            <text:p text:style-name="P13"><text:span text:style-name="code-comment"><text:span text:style-name="T3"><text:s text:c="2"/></text:span></text:span><text:span text:style-name="code-comment"># reţea şi necesită ca pachetul ethtool să fie instalat.</text:span></text:p>
            <text:p text:style-name="P13"><text:span text:style-name="T3"><text:s text:c="2"/></text:span>if ethtool ${IFACE} | grep -q 'Link detected: no'; then</text:p>
            <text:p text:style-name="P13"><text:span text:style-name="T3"><text:s text:c="4"/></text:span>ewarn "No link on ${IFACE}, aborting configuration"</text:p>
            <text:p text:style-name="P13"><text:span text:style-name="T3"><text:s text:c="4"/></text:span>return 1</text:p>
            <text:p text:style-name="P13"><text:span text:style-name="T3"><text:s text:c="2"/></text:span>fi</text:p>
            <text:p text:style-name="P13"/>
            <text:p text:style-name="P13"><text:span text:style-name="T3"><text:s text:c="2"/></text:span><text:span text:style-name="code-comment"># Amintiţi-vă să returnaţi valoarea 0 în cazul succesului</text:span></text:p>
            <text:p text:style-name="P13"><text:span text:style-name="T3"><text:s text:c="2"/></text:span>return 0</text:p>
            <text:p text:style-name="P13">}</text:p>
            <text:p text:style-name="P13"/>
            <text:p text:style-name="P13">predown() {</text:p>
            <text:p text:style-name="P13"><text:span text:style-name="T3"><text:s text:c="2"/></text:span><text:span text:style-name="code-comment"># Implicită în script este testarea directorului rădăcină</text:span></text:p>
            <text:p text:style-name="P13"><text:span text:style-name="code-comment"><text:span text:style-name="T3"><text:s text:c="2"/></text:span></text:span><text:span text:style-name="code-comment"># NFS şi interzicerea dezactivării interfeţelor în acest caz.</text:span></text:p>
            <text:p text:style-name="P13"><text:span text:style-name="code-comment"><text:span text:style-name="T3"><text:s text:c="2"/></text:span></text:span><text:span text:style-name="code-comment"># Notaţi faptul că, dacă specificaţi o funcţie predown() veţi</text:span></text:p>
            <text:p text:style-name="P13"><text:span text:style-name="code-comment"><text:span text:style-name="T3"><text:s text:c="2"/></text:span></text:span><text:span text:style-name="code-comment"># suprascrie această logică. Iat-o în cazul în care aveţi nevoie...</text:span></text:p>
            <text:p text:style-name="P13"><text:span text:style-name="T3"><text:s text:c="2"/></text:span>if is_net_fs /; then</text:p>
            <text:p text:style-name="P13"><text:span text:style-name="T3"><text:s text:c="4"/></text:span>eerror "root filesystem is network mounted -- can't stop ${IFACE}"</text:p>
            <text:p text:style-name="P13"><text:span text:style-name="T3"><text:s text:c="4"/></text:span>return 1</text:p>
            <text:p text:style-name="P13"><text:span text:style-name="T3"><text:s text:c="2"/></text:span>fi</text:p>
            <text:p text:style-name="P13"/>
            <text:p text:style-name="P13"><text:span text:style-name="T3"><text:s text:c="2"/></text:span><text:span text:style-name="code-comment"># Amintiţi-vă să returnaţi valoarea 0 în cazul succesului</text:span></text:p>
            <text:p text:style-name="P13"><text:span text:style-name="T3"><text:s text:c="2"/></text:span>return 0</text:p>
            <text:p text:style-name="P13">}</text:p>
            <text:p text:style-name="P13"/>
            <text:p text:style-name="P13">postup() {</text:p>
            <text:p text:style-name="P13"><text:span text:style-name="T3"><text:s text:c="2"/></text:span><text:span text:style-name="code-comment"># Această funcţie poate fi utilizată, spre exemplu,</text:span></text:p>
            <text:p text:style-name="P13"><text:span text:style-name="code-comment"><text:span text:style-name="T3"><text:s text:c="2"/></text:span></text:span><text:span text:style-name="code-comment"># pentru înregistrarea unui serviciu DNS dinamic. O altă</text:span></text:p>
            <text:p text:style-name="P13"><text:span text:style-name="code-comment"><text:span text:style-name="T3"><text:s text:c="2"/></text:span></text:span><text:span text:style-name="code-comment"># posibilitate ar fi să trimiteţi/primiţi mesaje, odată</text:span></text:p>
            <text:p text:style-name="P13"><text:span text:style-name="code-comment"><text:span text:style-name="T3"><text:s text:c="2"/></text:span></text:span><text:span text:style-name="code-comment"># ce interfaţa se activează.</text:span></text:p>
            <text:p text:style-name="P13"><text:span text:style-name="T3"><text:s text:c="2"/></text:span>return 0</text:p>
            <text:p text:style-name="P13">}</text:p>
            <text:p text:style-name="P13"/>
            <text:p text:style-name="P13">postdown() {</text:p>
            <text:p text:style-name="P13"><text:span text:style-name="T3"><text:s text:c="2"/></text:span><text:span text:style-name="code-comment"># Această funcţie este prezentă, mai mult pentru completare...</text:span></text:p>
            <text:p text:style-name="P13"><text:span text:style-name="code-comment"><text:span text:style-name="T3"><text:s text:c="2"/></text:span></text:span><text:span text:style-name="code-comment"># Nu m-am gândit la nici o funcţionalitate deosebită, încă ;-)</text:span></text:p>
            <text:p text:style-name="P13"><text:span text:style-name="T3"><text:s text:c="2"/></text:span>return 0</text:p>
            <text:p text:style-name="P13">}</text:p>
          </table:table-cell>
        </table:table-row>
      </table:table>
      <text:p text:style-name="P15"><text:bookmark text:name="book_part4_chap5__chap2"/>5.b. Funcţii standard pentru utilitare wireless</text:p>
      <table:table table:name="Table375" table:style-name="Table375">
        <table:table-column table:style-name="Table375.A"/>
        <table:table-row table:style-name="Table375.1">
          <table:table-cell table:style-name="Table375.A1" office:value-type="string">
            <text:p text:style-name="P16"><text:span text:style-name="T2">Notă: </text:span>Aceasta nu funcţiona cu WPA Supplicant - dar variabilele <text:span text:style-name="code">${ESSID}</text:span> şi <text:span text:style-name="code">${ESSIDVAR}</text:span> sunt disponibile în funcţia <text:span text:style-name="code">postup()</text:span>. </text:p>
          </table:table-cell>
        </table:table-row>
      </table:table>
      <text:p text:style-name="P11">Două funcţii pot fi definite ce vor fi invocate înainte şi după funcţia asociată. Aceste funcţii sunt invocate având numele sufixat cu numele interfeţei pentru ca o singură funcţie să poată controla mai multe adaptoare. </text:p>
      <text:p text:style-name="P11"><text:soft-page-break/>Valorile returnate pentru funcţia <text:span text:style-name="code">postassociate()</text:span> ar trebui să fie 0 (succes) pentru indicarea continuării configurării sau deconfigurării. Dacă funcţia <text:span text:style-name="code">postassociate()</text:span> returnează o valoare non-zero, atunci configurarea interfeţei va fi anulată. </text:p>
      <text:p text:style-name="P11">Valoarea returnată pentru funcţia <text:span text:style-name="code">postassociate()</text:span> este ignorată deoarece nu rămâne nici o acţiune de efectuat dacă aceasta indică eroare. </text:p>
      <text:p text:style-name="P11"><text:span text:style-name="code">${ESSID}</text:span> este setată exact la valoarea ESSID a dispozitivului AP la care vă conectaţi. <text:span text:style-name="code">${ESSIDVAR}</text:span> este <text:span text:style-name="code">${ESSID}</text:span> convertită la un nume de variabilă permis de bash. </text:p>
      <table:table table:name="Table376" table:style-name="Table376">
        <table:table-column table:style-name="Table376.A"/>
        <table:table-row table:style-name="Table376.1">
          <table:table-cell table:style-name="Table376.A1" office:value-type="string">
            <text:p text:style-name="P12"><text:bookmark text:name="book_part4_chap5__chap2_pre1"/>Cod 2.1: funcţiile de asociere pre/post</text:p>
          </table:table-cell>
        </table:table-row>
        <table:table-row table:style-name="Table376.1">
          <table:table-cell table:style-name="Table376.A2" office:value-type="string">
            <text:p text:style-name="P13">preassociate() {</text:p>
            <text:p text:style-name="P13"><text:span text:style-name="T3"><text:s text:c="2"/></text:span><text:span text:style-name="code-comment"># Rândurile de mai jos adaugă două variabile de configurare leap_user_ESSID</text:span></text:p>
            <text:p text:style-name="P13"><text:span text:style-name="code-comment"><text:span text:style-name="T3"><text:s text:c="2"/></text:span></text:span><text:span text:style-name="code-comment"># şi leap_pass_ESSID. Când sunt ambele configurate pentru sesiunea ESSID la care</text:span></text:p>
            <text:p text:style-name="P13"><text:span text:style-name="code-comment"><text:span text:style-name="T3"><text:s text:c="2"/></text:span></text:span><text:span text:style-name="code-comment"># sunteţi conectaţi, atunci rulăm script-ul CISCO LEAP</text:span></text:p>
            <text:p text:style-name="P13"/>
            <text:p text:style-name="P13"><text:span text:style-name="T3"><text:s text:c="2"/></text:span>local user pass</text:p>
            <text:p text:style-name="P13"><text:span text:style-name="T3"><text:s text:c="2"/></text:span>eval user=\"\$\{leap_user_${ESSIDVAR}\}\"</text:p>
            <text:p text:style-name="P13"><text:span text:style-name="T3"><text:s text:c="2"/></text:span>eval pass=\"\$\{leap_pass_${ESSIDVAR}\}\"</text:p>
            <text:p text:style-name="P13"/>
            <text:p text:style-name="P13"><text:span text:style-name="T3"><text:s text:c="2"/></text:span>if [[ -n ${user} &amp;&amp; -n ${pass} ]]; then</text:p>
            <text:p text:style-name="P13"><text:span text:style-name="T3"><text:s text:c="4"/></text:span>if [[ ! -x /opt/cisco/bin/leapscript ]]; then</text:p>
            <text:p text:style-name="P13"><text:span text:style-name="T3"><text:s text:c="6"/></text:span>eend "For LEAP support, please emerge net-misc/cisco-aironet-client-utils"</text:p>
            <text:p text:style-name="P13"><text:span text:style-name="T3"><text:s text:c="6"/></text:span>return 1</text:p>
            <text:p text:style-name="P13"><text:span text:style-name="T3"><text:s text:c="4"/></text:span>fi</text:p>
            <text:p text:style-name="P13"><text:span text:style-name="T3"><text:s text:c="4"/></text:span>einfo "Waiting for LEAP Authentication on \"${ESSID//\\\\//}\""</text:p>
            <text:p text:style-name="P13"><text:span text:style-name="T3"><text:s text:c="4"/></text:span>if /opt/cisco/bin/leapscript ${user} ${pass} | grep -q 'Login incorrect'; then</text:p>
            <text:p text:style-name="P13"><text:span text:style-name="T3"><text:s text:c="6"/></text:span>ewarn "Login Failed for ${user}"</text:p>
            <text:p text:style-name="P13"><text:span text:style-name="T3"><text:s text:c="6"/></text:span>return 1</text:p>
            <text:p text:style-name="P13"><text:span text:style-name="T3"><text:s text:c="4"/></text:span>fi</text:p>
            <text:p text:style-name="P13"><text:span text:style-name="T3"><text:s text:c="2"/></text:span>fi</text:p>
            <text:p text:style-name="P13"/>
            <text:p text:style-name="P13"><text:span text:style-name="T3"><text:s text:c="2"/></text:span>return 0</text:p>
            <text:p text:style-name="P13">}</text:p>
            <text:p text:style-name="P13"/>
            <text:p text:style-name="P13">postassociate() {</text:p>
            <text:p text:style-name="P13"><text:span text:style-name="T3"><text:s text:c="2"/></text:span><text:span text:style-name="code-comment"># Această funcţie este prezentă, mai mult pentru completare...</text:span></text:p>
            <text:p text:style-name="P13"><text:span text:style-name="code-comment"><text:span text:style-name="T3"><text:s text:c="2"/></text:span></text:span><text:span text:style-name="code-comment"># Nu m-am gândit la nici o funcţionalitate deosebită, încă ;-)</text:span></text:p>
            <text:p text:style-name="P13"/>
            <text:p text:style-name="P13"><text:span text:style-name="T3"><text:s text:c="2"/></text:span>return 0</text:p>
            <text:p text:style-name="P13">}</text:p>
          </table:table-cell>
        </table:table-row>
      </table:table>
      <text:p text:style-name="P2"/>
      <table:table table:name="Table377" table:style-name="Table377">
        <table:table-column table:style-name="Table377.A"/>
        <table:table-row table:style-name="Table377.1">
          <table:table-cell table:style-name="Table377.A1" office:value-type="string">
            <text:p text:style-name="P16"><text:span text:style-name="T2">Notă: </text:span><text:span text:style-name="code">${ESSID}</text:span> şi <text:span text:style-name="code">${ESSIDVAR}</text:span> nu sunt disponibile în funcţiile <text:span text:style-name="code">predown()</text:span> şi <text:span text:style-name="code">postdown()</text:span>. </text:p>
          </table:table-cell>
        </table:table-row>
      </table:table>
      <text:h text:style-name="P10" text:outline-level="3"><text:bookmark text:name="book_part4_chap6"/>6. Administrarea Reţelei</text:h>
      <text:p text:style-name="P15"><text:bookmark text:name="book_part4_chap6__chap1"/><text:span text:style-name="chapnum">6.a. </text:span>Administrarea Reţelei</text:p>
      <text:p text:style-name="P11"><text:soft-page-break/>Dacă dvs. şi sistemul dvs. sunt mereu în mişcare, este posibil să nu aveţi mereu un cablu ethernet sau o priză sau un dispozitiv access point disponibil. De asemenea, am dori ca reţeaua să funcţioneze automat când un cablu ethernet este introdus în priză sau când un dispozitiv access point este găsit. </text:p>
      <text:p text:style-name="P11">Iată câteva utilitare ce vă pot ajuta în acest sens. </text:p>
      <table:table table:name="Table378" table:style-name="Table378">
        <table:table-column table:style-name="Table378.A"/>
        <table:table-row table:style-name="Table378.1">
          <table:table-cell table:style-name="Table378.A1" office:value-type="string">
            <text:p text:style-name="P16"><text:span text:style-name="T2">Notă: </text:span>Acest document tratează doar <text:span text:style-name="code">ifplugd</text:span>, dar există şi alte alternative pe care le puteţi încerca, cum este <text:span text:style-name="code">quickswitch</text:span>. </text:p>
          </table:table-cell>
        </table:table-row>
      </table:table>
      <text:p text:style-name="P15"><text:bookmark text:name="book_part4_chap6__chap2"/>6.b. ifplugd</text:p>
      <text:p text:style-name="P11"><text:a xlink:type="simple" xlink:href="http://0pointer.de/lennart/projects/ifplugd/"><text:span text:style-name="Internet_20_link">ifplugd</text:span></text:a> este o aplicaţie daemon ce porneşte şi opreşte interfeţele în momentul când un cablu ethernet este introdus sau scos. Poate, de asemenea, să manipuleze detectarea asocierii cu un dispozitiv Access Point sau în momentul în care unul se află în rază. </text:p>
      <table:table table:name="Table379" table:style-name="Table379">
        <table:table-column table:style-name="Table379.A"/>
        <table:table-row table:style-name="Table379.1">
          <table:table-cell table:style-name="Table379.A1" office:value-type="string">
            <text:p text:style-name="P12"><text:bookmark text:name="book_part4_chap6__chap2_pre1"/>Cod 2.1: Instalarea ifplugd</text:p>
          </table:table-cell>
        </table:table-row>
        <table:table-row table:style-name="Table379.1">
          <table:table-cell table:style-name="Table379.A2" office:value-type="string">
            <text:p text:style-name="P13"># <text:span text:style-name="code-input">emerge sys-apps/ifplugd</text:span></text:p>
          </table:table-cell>
        </table:table-row>
      </table:table>
      <text:p text:style-name="P11">Configurarea pentru ifplugd este destul de la obiect. Fişierul de configurare este menţinut în <text:span text:style-name="path">/etc/conf.d/ifplugd</text:span>. Rulaţi <text:span text:style-name="code">man ifplugd</text:span> pentru detalii despre funcţionalitatea acestor variabile. </text:p>
      <table:table table:name="Table380" table:style-name="Table380">
        <table:table-column table:style-name="Table380.A"/>
        <table:table-row table:style-name="Table380.1">
          <table:table-cell table:style-name="Table380.A1" office:value-type="string">
            <text:p text:style-name="P12"><text:bookmark text:name="book_part4_chap6__chap2_pre2"/>Cod 2.2: configuraţie simplă ifplug</text:p>
          </table:table-cell>
        </table:table-row>
        <table:table-row table:style-name="Table380.1">
          <table:table-cell table:style-name="Table380.A2" office:value-type="string">
            <text:p text:style-name="P13"><text:span text:style-name="code-comment"># Definiţi interfeţele monitorizate</text:span></text:p>
            <text:p text:style-name="P13">INTERFACES="eth0"</text:p>
            <text:p text:style-name="P13"/>
            <text:p text:style-name="P13">AUTO="no"</text:p>
            <text:p text:style-name="P13">BEEP="yes"</text:p>
            <text:p text:style-name="P13">IGNORE_FAIL="yes"</text:p>
            <text:p text:style-name="P13">IGNORE_FAIL_POSITIVE="no"</text:p>
            <text:p text:style-name="P13">IGNORE_RETVAL="yes"</text:p>
            <text:p text:style-name="P13">POLL_TIME="1"</text:p>
            <text:p text:style-name="P13">DELAY_UP="0"</text:p>
            <text:p text:style-name="P13">DELAY_DOWN="0"</text:p>
            <text:p text:style-name="P13">API_MODE="auto"</text:p>
            <text:p text:style-name="P13">SHUTDOWN="no"</text:p>
            <text:p text:style-name="P13">WAIT_ON_FORK="no"</text:p>
            <text:p text:style-name="P13">MONITOR="no"</text:p>
            <text:p text:style-name="P13">ARGS=""</text:p>
            <text:p text:style-name="P13"/>
            <text:p text:style-name="P13"><text:span text:style-name="code-comment"># Parametri adiţionali pentru ifplugd pentru interfaţa specificată.</text:span></text:p>
            <text:p text:style-name="P13"><text:span text:style-name="code-comment"># Notaţi că variabila globală este ignorată în momentul setării unei variabile</text:span></text:p>
            <text:p text:style-name="P13"><text:span text:style-name="code-comment"># ca aceasta, pentru o interfaţă</text:span></text:p>
            <text:p text:style-name="P13">MONITOR_wlan0="yes"</text:p>
            <text:p text:style-name="P13">DELAY_UP_wlan0="5"</text:p>
            <text:p text:style-name="P13">DELAY_DOWN_wlan0="5"</text:p>
          </table:table-cell>
        </table:table-row>
      </table:table>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fo:line-height="100%"/>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not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size="10pt" style:font-name-asian="Times New Roman" style:font-size-asian="10pt" style:font-name-complex="Courier New" style:font-size-complex="10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text"/>
    <style:style style:name="chapnum" style:family="text" style:parent-style-name="Default_20_Paragraph_20_Font"/>
    <style:style style:name="code" style:family="text" style:parent-style-name="Default_20_Paragraph_20_Font"/>
    <style:style style:name="path" style:family="text" style:parent-style-name="Default_20_Paragraph_20_Font"/>
    <style:style style:name="code-input" style:family="text" style:parent-style-name="Default_20_Paragraph_20_Font"/>
    <style:style style:name="code-comment"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Emphasis1" style:family="text" style:parent-style-name="Default_20_Paragraph_20_Font"/>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9:01:17.23</meta:creation-date>
    <dc:date>2013-03-12T09:01:45.40</dc:date>
    <meta:editing-duration>P0D</meta:editing-duration>
    <meta:editing-cycles>1</meta:editing-cycles>
    <meta:document-statistic meta:table-count="62" meta:image-count="0" meta:object-count="0" meta:page-count="20" meta:paragraph-count="579" meta:word-count="5485" meta:character-count="37415" meta:non-whitespace-character-count="32137"/>
    <meta:generator>LibreOffice/4.0.0.3$Windows_x86 LibreOffice_project/7545bee9c2a0782548772a21bc84a9dcc583b89</meta:generator>
  </office:meta>
</office:document-meta>
</file>